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Liberation Serif" fo:font-weight="bold" officeooo:rsid="001444aa" officeooo:paragraph-rsid="003c74f3" style:font-size-asian="10.5pt" style:font-weight-asian="bold" style:font-weight-complex="bold"/>
    </style:style>
    <style:style style:name="P2" style:family="paragraph" style:parent-style-name="Standard">
      <style:text-properties fo:font-variant="normal" fo:text-transform="none" style:font-name="Liberation Serif" fo:font-weight="bold" officeooo:rsid="001444aa" officeooo:paragraph-rsid="007624c0" style:font-size-asian="10.5pt" style:font-weight-asian="bold" style:font-weight-complex="bold"/>
    </style:style>
    <style:style style:name="P3" style:family="paragraph" style:parent-style-name="Standard">
      <style:text-properties style:use-window-font-color="true" style:font-name="Liberation Serif" fo:font-size="10pt" officeooo:paragraph-rsid="0050996a" style:font-size-asian="10pt" style:font-size-complex="10pt"/>
    </style:style>
    <style:style style:name="P4" style:family="paragraph" style:parent-style-name="Standard">
      <style:text-properties style:use-window-font-color="true" style:font-name="Liberation Serif" fo:font-size="10pt" officeooo:paragraph-rsid="007624c0" style:font-size-asian="10pt" style:font-size-complex="10pt"/>
    </style:style>
    <style:style style:name="P5" style:family="paragraph" style:parent-style-name="Standard">
      <style:text-properties style:use-window-font-color="true" style:font-name="Liberation Serif" fo:font-size="10pt" fo:font-weight="normal" officeooo:paragraph-rsid="004fe93a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Liberation Serif" fo:font-size="10pt" fo:font-weight="normal" officeooo:paragraph-rsid="007624c0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Liberation Serif" fo:font-size="12pt" officeooo:rsid="001444aa" officeooo:paragraph-rsid="007211a5" style:font-size-asian="12pt" style:font-size-complex="12pt"/>
    </style:style>
    <style:style style:name="P8" style:family="paragraph" style:parent-style-name="Standard">
      <style:text-properties style:use-window-font-color="true" style:font-name="Liberation Serif" fo:font-size="12pt" officeooo:rsid="001444aa" officeooo:paragraph-rsid="007624c0" style:font-size-asian="12pt" style:font-size-complex="12pt"/>
    </style:style>
    <style:style style:name="P9" style:family="paragraph" style:parent-style-name="Standard">
      <style:text-properties style:use-window-font-color="true" style:font-name="Liberation Serif" officeooo:paragraph-rsid="007624c0"/>
    </style:style>
    <style:style style:name="P10" style:family="paragraph" style:parent-style-name="Standard">
      <style:text-properties style:font-name="Liberation Serif" fo:font-size="10pt" officeooo:rsid="002f2253" officeooo:paragraph-rsid="004101f8" style:font-size-asian="10pt" style:font-size-complex="10pt"/>
    </style:style>
    <style:style style:name="P11" style:family="paragraph" style:parent-style-name="Standard">
      <style:text-properties style:font-name="Liberation Serif" fo:font-size="10pt" officeooo:rsid="002f2253" officeooo:paragraph-rsid="00460e55" style:font-size-asian="10pt" style:font-size-complex="10pt"/>
    </style:style>
    <style:style style:name="P12" style:family="paragraph" style:parent-style-name="Standard">
      <style:text-properties style:font-name="Liberation Serif" fo:font-size="10pt" officeooo:rsid="002f2253" officeooo:paragraph-rsid="00471e30" style:font-size-asian="10pt" style:font-size-complex="10pt"/>
    </style:style>
    <style:style style:name="P13" style:family="paragraph" style:parent-style-name="Standard">
      <style:text-properties style:font-name="Liberation Serif" fo:font-size="10pt" officeooo:rsid="002f2253" officeooo:paragraph-rsid="004ae318" style:font-size-asian="10pt" style:font-size-complex="10pt"/>
    </style:style>
    <style:style style:name="P14" style:family="paragraph" style:parent-style-name="Standard">
      <style:text-properties style:font-name="Liberation Serif" fo:font-size="10pt" officeooo:rsid="002f2253" officeooo:paragraph-rsid="007624c0" style:font-size-asian="10pt" style:font-size-complex="10pt"/>
    </style:style>
    <style:style style:name="P15" style:family="paragraph" style:parent-style-name="Standard">
      <style:text-properties style:font-name="Liberation Serif" fo:font-size="10pt" officeooo:paragraph-rsid="004f5033" style:font-size-asian="10pt" style:font-size-complex="10pt"/>
    </style:style>
    <style:style style:name="P16" style:family="paragraph" style:parent-style-name="Standard">
      <style:text-properties style:font-name="Liberation Serif" fo:font-size="10pt" officeooo:paragraph-rsid="006c211a" style:font-size-asian="10pt" style:font-size-complex="10pt"/>
    </style:style>
    <style:style style:name="P17" style:family="paragraph" style:parent-style-name="Standard">
      <style:text-properties style:font-name="Liberation Serif" fo:font-size="10pt" officeooo:paragraph-rsid="004fe93a" style:font-size-asian="10pt" style:font-size-complex="10pt"/>
    </style:style>
    <style:style style:name="P18" style:family="paragraph" style:parent-style-name="Standard">
      <style:text-properties style:font-name="Liberation Serif" fo:font-size="10pt" officeooo:rsid="0013bf4c" officeooo:paragraph-rsid="004ae318" style:font-size-asian="10pt" style:font-size-complex="10pt"/>
    </style:style>
    <style:style style:name="P19" style:family="paragraph" style:parent-style-name="Standard">
      <style:text-properties style:font-name="Liberation Serif" fo:font-size="10pt" officeooo:rsid="0013bf4c" officeooo:paragraph-rsid="0013bf4c" style:font-size-asian="10pt" style:font-size-complex="10pt"/>
    </style:style>
    <style:style style:name="P20" style:family="paragraph" style:parent-style-name="Standard">
      <style:text-properties style:font-name="Liberation Serif" fo:font-size="10pt" officeooo:rsid="0013bf4c" officeooo:paragraph-rsid="006387a8" style:font-size-asian="10pt" style:font-size-complex="10pt"/>
    </style:style>
    <style:style style:name="P21" style:family="paragraph" style:parent-style-name="Standard">
      <style:text-properties style:font-name="Liberation Serif" fo:font-size="10pt" officeooo:rsid="0013bf4c" officeooo:paragraph-rsid="007624c0" style:font-size-asian="10pt" style:font-size-complex="10pt"/>
    </style:style>
    <style:style style:name="P22" style:family="paragraph" style:parent-style-name="Standard">
      <style:text-properties style:font-name="Liberation Serif" fo:font-size="10pt" officeooo:paragraph-rsid="007624c0" style:font-size-asian="10pt" style:font-size-complex="10pt"/>
    </style:style>
    <style:style style:name="P23" style:family="paragraph" style:parent-style-name="Standard">
      <style:text-properties style:font-name="Liberation Serif" fo:font-size="10pt" fo:font-weight="bold" officeooo:rsid="002f2253" officeooo:paragraph-rsid="004ae318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Liberation Serif" fo:font-size="10pt" fo:font-weight="bold" officeooo:rsid="002f2253" officeooo:paragraph-rsid="007624c0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Liberation Serif" fo:font-size="10pt" fo:font-weight="bold" officeooo:rsid="004ae318" officeooo:paragraph-rsid="004ae318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Liberation Serif" fo:font-size="10pt" fo:font-weight="bold" officeooo:rsid="004ae318" officeooo:paragraph-rsid="007624c0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Liberation Serif" officeooo:rsid="001444aa" officeooo:paragraph-rsid="001444aa"/>
    </style:style>
    <style:style style:name="P28" style:family="paragraph" style:parent-style-name="Standard">
      <style:text-properties style:font-name="Liberation Serif" officeooo:rsid="001444aa" officeooo:paragraph-rsid="002b2b2c"/>
    </style:style>
    <style:style style:name="P29" style:family="paragraph" style:parent-style-name="Standard">
      <style:text-properties style:font-name="Liberation Serif" officeooo:rsid="001444aa" officeooo:paragraph-rsid="004f5033"/>
    </style:style>
    <style:style style:name="P30" style:family="paragraph" style:parent-style-name="Standard">
      <style:text-properties style:font-name="Liberation Serif" officeooo:rsid="001444aa" officeooo:paragraph-rsid="002cb910"/>
    </style:style>
    <style:style style:name="P31" style:family="paragraph" style:parent-style-name="Standard">
      <style:text-properties style:font-name="Liberation Serif" officeooo:rsid="001444aa" officeooo:paragraph-rsid="0017ea88"/>
    </style:style>
    <style:style style:name="P32" style:family="paragraph" style:parent-style-name="Standard">
      <style:text-properties style:font-name="Liberation Serif" officeooo:rsid="001444aa" officeooo:paragraph-rsid="002b1a4b"/>
    </style:style>
    <style:style style:name="P33" style:family="paragraph" style:parent-style-name="Standard">
      <style:text-properties style:font-name="Liberation Serif" officeooo:rsid="001444aa" officeooo:paragraph-rsid="0070da19"/>
    </style:style>
    <style:style style:name="P34" style:family="paragraph" style:parent-style-name="Standard">
      <style:text-properties style:font-name="Liberation Serif" officeooo:rsid="001444aa" officeooo:paragraph-rsid="007211a5"/>
    </style:style>
    <style:style style:name="P35" style:family="paragraph" style:parent-style-name="Standard">
      <style:text-properties style:font-name="Liberation Serif" officeooo:rsid="001444aa" officeooo:paragraph-rsid="0072ee7e"/>
    </style:style>
    <style:style style:name="P36" style:family="paragraph" style:parent-style-name="Standard">
      <style:text-properties style:font-name="Liberation Serif" officeooo:rsid="001444aa" officeooo:paragraph-rsid="007624c0"/>
    </style:style>
    <style:style style:name="P37" style:family="paragraph" style:parent-style-name="Standard">
      <style:text-properties style:font-name="Liberation Serif" fo:font-weight="normal" officeooo:rsid="001444aa" officeooo:paragraph-rsid="00277cc7" style:font-weight-asian="normal" style:font-weight-complex="normal"/>
    </style:style>
    <style:style style:name="P38" style:family="paragraph" style:parent-style-name="Standard">
      <style:text-properties style:font-name="Liberation Serif" fo:font-weight="normal" officeooo:rsid="001444aa" officeooo:paragraph-rsid="001444aa" style:font-weight-asian="normal" style:font-weight-complex="normal"/>
    </style:style>
    <style:style style:name="P39" style:family="paragraph" style:parent-style-name="Standard">
      <style:text-properties style:font-name="Liberation Serif" fo:font-weight="normal" officeooo:rsid="001444aa" officeooo:paragraph-rsid="002b2b2c" style:font-weight-asian="normal" style:font-weight-complex="normal"/>
    </style:style>
    <style:style style:name="P40" style:family="paragraph" style:parent-style-name="Standard">
      <style:text-properties style:font-name="Liberation Serif" fo:font-weight="normal" officeooo:rsid="001444aa" officeooo:paragraph-rsid="007624c0" style:font-weight-asian="normal" style:font-weight-complex="normal"/>
    </style:style>
    <style:style style:name="P41" style:family="paragraph" style:parent-style-name="Standard">
      <style:text-properties style:font-name="Liberation Serif" officeooo:paragraph-rsid="004f5033"/>
    </style:style>
    <style:style style:name="P42" style:family="paragraph" style:parent-style-name="Standard">
      <style:text-properties style:font-name="Liberation Serif" fo:font-weight="bold" officeooo:rsid="001444aa" officeooo:paragraph-rsid="004f5033" style:font-weight-asian="bold" style:font-weight-complex="bold"/>
    </style:style>
    <style:style style:name="P43" style:family="paragraph" style:parent-style-name="Standard">
      <style:text-properties style:font-name="Liberation Serif" fo:font-weight="bold" officeooo:rsid="001444aa" officeooo:paragraph-rsid="00397bdc" style:font-weight-asian="bold" style:font-weight-complex="bold"/>
    </style:style>
    <style:style style:name="P44" style:family="paragraph" style:parent-style-name="Standard">
      <style:text-properties style:font-name="Liberation Serif" fo:font-weight="bold" officeooo:rsid="001444aa" officeooo:paragraph-rsid="007624c0" style:font-weight-asian="bold" style:font-weight-complex="bold"/>
    </style:style>
    <style:style style:name="P45" style:family="paragraph" style:parent-style-name="Standard">
      <style:text-properties style:font-name="Liberation Serif" officeooo:paragraph-rsid="00584148"/>
    </style:style>
    <style:style style:name="P46" style:family="paragraph" style:parent-style-name="Standard">
      <style:text-properties style:font-name="Liberation Serif" officeooo:paragraph-rsid="00591e81"/>
    </style:style>
    <style:style style:name="P47" style:family="paragraph" style:parent-style-name="Standard">
      <style:text-properties style:font-name="Liberation Serif" officeooo:paragraph-rsid="00397bdc"/>
    </style:style>
    <style:style style:name="P48" style:family="paragraph" style:parent-style-name="Standard">
      <style:text-properties style:font-name="Liberation Serif" officeooo:paragraph-rsid="00599cd0"/>
    </style:style>
    <style:style style:name="P49" style:family="paragraph" style:parent-style-name="Standard">
      <style:text-properties style:font-name="Liberation Serif" officeooo:paragraph-rsid="00611537"/>
    </style:style>
    <style:style style:name="P50" style:family="paragraph" style:parent-style-name="Standard">
      <style:text-properties style:font-name="Liberation Serif" officeooo:paragraph-rsid="005c1ce3"/>
    </style:style>
    <style:style style:name="P51" style:family="paragraph" style:parent-style-name="Standard">
      <style:text-properties style:font-name="Liberation Serif" officeooo:paragraph-rsid="005f45d4"/>
    </style:style>
    <style:style style:name="P52" style:family="paragraph" style:parent-style-name="Standard">
      <style:text-properties style:font-name="Liberation Serif" officeooo:paragraph-rsid="007624c0"/>
    </style:style>
    <style:style style:name="P53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Liberation Serif" officeooo:rsid="003f46ab" officeooo:paragraph-rsid="003f46ab"/>
    </style:style>
    <style:style style:name="P54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Liberation Serif" officeooo:rsid="003f46ab" officeooo:paragraph-rsid="007624c0"/>
    </style:style>
    <style:style style:name="P5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erif" fo:font-size="11pt" officeooo:rsid="0013bf4c" officeooo:paragraph-rsid="0013bf4c" style:font-size-asian="11pt" style:font-size-complex="11pt"/>
    </style:style>
    <style:style style:name="P5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erif" fo:font-size="11pt" officeooo:rsid="0013bf4c" officeooo:paragraph-rsid="007624c0" style:font-size-asian="11pt" style:font-size-complex="11pt"/>
    </style:style>
    <style:style style:name="T1" style:family="text">
      <style:text-properties officeooo:rsid="001444aa"/>
    </style:style>
    <style:style style:name="T2" style:family="text">
      <style:text-properties officeooo:rsid="0014bb76"/>
    </style:style>
    <style:style style:name="T3" style:family="text">
      <style:text-properties officeooo:rsid="0016aca8"/>
    </style:style>
    <style:style style:name="T4" style:family="text">
      <style:text-properties officeooo:rsid="0017ea88"/>
    </style:style>
    <style:style style:name="T5" style:family="text">
      <style:text-properties officeooo:rsid="0019d520"/>
    </style:style>
    <style:style style:name="T6" style:family="text">
      <style:text-properties officeooo:rsid="001b1318"/>
    </style:style>
    <style:style style:name="T7" style:family="text">
      <style:text-properties officeooo:rsid="001c942b"/>
    </style:style>
    <style:style style:name="T8" style:family="text">
      <style:text-properties officeooo:rsid="001cede8"/>
    </style:style>
    <style:style style:name="T9" style:family="text">
      <style:text-properties style:text-underline-style="solid" style:text-underline-width="auto" style:text-underline-color="font-color" officeooo:rsid="001cede8"/>
    </style:style>
    <style:style style:name="T10" style:family="text">
      <style:text-properties style:text-underline-style="solid" style:text-underline-width="auto" style:text-underline-color="font-color" officeooo:rsid="001c942b"/>
    </style:style>
    <style:style style:name="T11" style:family="text">
      <style:text-properties style:text-underline-style="solid" style:text-underline-width="auto" style:text-underline-color="font-color" officeooo:rsid="001b1318"/>
    </style:style>
    <style:style style:name="T12" style:family="text">
      <style:text-properties style:text-underline-style="solid" style:text-underline-width="auto" style:text-underline-color="font-color" officeooo:rsid="001eda6a"/>
    </style:style>
    <style:style style:name="T13" style:family="text">
      <style:text-properties style:text-underline-style="solid" style:text-underline-width="auto" style:text-underline-color="font-color" officeooo:rsid="002b1a4b"/>
    </style:style>
    <style:style style:name="T14" style:family="text">
      <style:text-properties style:text-underline-style="solid" style:text-underline-width="auto" style:text-underline-color="font-color" officeooo:rsid="002d9c22"/>
    </style:style>
    <style:style style:name="T15" style:family="text">
      <style:text-properties style:text-underline-style="solid" style:text-underline-width="auto" style:text-underline-color="font-color" officeooo:rsid="00397bdc"/>
    </style:style>
    <style:style style:name="T16" style:family="text">
      <style:text-properties style:text-underline-style="solid" style:text-underline-width="auto" style:text-underline-color="font-color" officeooo:rsid="003ddabb"/>
    </style:style>
    <style:style style:name="T17" style:family="text">
      <style:text-properties style:text-underline-style="solid" style:text-underline-width="auto" style:text-underline-color="font-color" fo:font-weight="normal" officeooo:rsid="00265dad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1b1318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officeooo:rsid="00591e81"/>
    </style:style>
    <style:style style:name="T20" style:family="text">
      <style:text-properties style:text-underline-style="solid" style:text-underline-width="auto" style:text-underline-color="font-color" officeooo:rsid="00599cd0"/>
    </style:style>
    <style:style style:name="T21" style:family="text">
      <style:text-properties style:text-underline-style="solid" style:text-underline-width="auto" style:text-underline-color="font-color" officeooo:rsid="005c1ce3"/>
    </style:style>
    <style:style style:name="T22" style:family="text">
      <style:text-properties style:text-underline-style="solid" style:text-underline-width="auto" style:text-underline-color="font-color" officeooo:rsid="005e553e"/>
    </style:style>
    <style:style style:name="T23" style:family="text">
      <style:text-properties officeooo:rsid="001eda6a"/>
    </style:style>
    <style:style style:name="T24" style:family="text">
      <style:text-properties style:text-underline-style="none" officeooo:rsid="001eda6a"/>
    </style:style>
    <style:style style:name="T25" style:family="text">
      <style:text-properties style:text-underline-style="none" officeooo:rsid="002b1a4b"/>
    </style:style>
    <style:style style:name="T26" style:family="text">
      <style:text-properties style:text-underline-style="none" officeooo:rsid="00397bdc"/>
    </style:style>
    <style:style style:name="T27" style:family="text">
      <style:text-properties style:text-underline-style="none" officeooo:rsid="003ddabb"/>
    </style:style>
    <style:style style:name="T28" style:family="text">
      <style:text-properties style:text-underline-style="none" officeooo:rsid="001444aa"/>
    </style:style>
    <style:style style:name="T29" style:family="text">
      <style:text-properties style:text-underline-style="none" officeooo:rsid="00591e81"/>
    </style:style>
    <style:style style:name="T30" style:family="text">
      <style:text-properties style:text-underline-style="none" officeooo:rsid="00599cd0"/>
    </style:style>
    <style:style style:name="T31" style:family="text">
      <style:text-properties style:text-underline-style="none" officeooo:rsid="005c1ce3"/>
    </style:style>
    <style:style style:name="T32" style:family="text">
      <style:text-properties style:text-underline-style="none" officeooo:rsid="005e553e"/>
    </style:style>
    <style:style style:name="T33" style:family="text">
      <style:text-properties style:text-underline-style="none" fo:font-weight="normal" officeooo:rsid="00397bdc" style:font-name-asian="Liberation Serif1" style:font-size-asian="10.5pt" style:font-weight-asian="normal" style:font-name-complex="Liberation Serif1" style:font-weight-complex="normal"/>
    </style:style>
    <style:style style:name="T34" style:family="text">
      <style:text-properties style:text-underline-style="none" officeooo:rsid="0077bd29"/>
    </style:style>
    <style:style style:name="T35" style:family="text">
      <style:text-properties officeooo:rsid="00221256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7ea88" style:font-weight-asian="bold" style:font-weight-complex="bold"/>
    </style:style>
    <style:style style:name="T38" style:family="text">
      <style:text-properties fo:font-weight="bold" officeooo:rsid="0027611c" style:font-weight-asian="bold" style:font-weight-complex="bold"/>
    </style:style>
    <style:style style:name="T39" style:family="text">
      <style:text-properties fo:font-weight="bold" officeooo:rsid="00277cc7" style:font-weight-asian="bold" style:font-weight-complex="bold"/>
    </style:style>
    <style:style style:name="T40" style:family="text">
      <style:text-properties fo:font-weight="bold" officeooo:rsid="002b2b2c" style:font-weight-asian="bold" style:font-weight-complex="bold"/>
    </style:style>
    <style:style style:name="T41" style:family="text">
      <style:text-properties fo:font-weight="bold" officeooo:rsid="004ae318" style:font-weight-asian="bold" style:font-weight-complex="bold"/>
    </style:style>
    <style:style style:name="T42" style:family="text">
      <style:text-properties fo:font-weight="bold" officeooo:rsid="004f5033" style:font-weight-asian="bold" style:font-weight-complex="bold"/>
    </style:style>
    <style:style style:name="T43" style:family="text">
      <style:text-properties fo:font-weight="bold" officeooo:rsid="001444aa" style:font-weight-asian="bold" style:font-weight-complex="bold"/>
    </style:style>
    <style:style style:name="T44" style:family="text">
      <style:text-properties officeooo:rsid="002b1a4b"/>
    </style:style>
    <style:style style:name="T45" style:family="text">
      <style:text-properties officeooo:rsid="002b2b2c"/>
    </style:style>
    <style:style style:name="T46" style:family="text">
      <style:text-properties style:font-name="Liberation Serif1" officeooo:rsid="0017ea88" style:font-name-asian="Liberation Serif1" style:font-name-complex="Liberation Serif1"/>
    </style:style>
    <style:style style:name="T47" style:family="text">
      <style:text-properties style:font-name="Liberation Serif1" officeooo:rsid="002b2b2c" style:font-name-asian="Liberation Serif1" style:font-name-complex="Liberation Serif1"/>
    </style:style>
    <style:style style:name="T48" style:family="text">
      <style:text-properties style:font-name="Liberation Serif1" fo:font-weight="normal" officeooo:rsid="0017ea88" style:font-name-asian="Liberation Serif1" style:font-weight-asian="normal" style:font-name-complex="Liberation Serif1" style:font-weight-complex="normal"/>
    </style:style>
    <style:style style:name="T49" style:family="text">
      <style:text-properties style:font-name="Liberation Serif1" fo:font-weight="normal" officeooo:rsid="002b2b2c" style:font-name-asian="Liberation Serif1" style:font-weight-asian="normal" style:font-name-complex="Liberation Serif1" style:font-weight-complex="normal"/>
    </style:style>
    <style:style style:name="T50" style:family="text">
      <style:text-properties style:font-name="Liberation Serif1" fo:font-weight="normal" officeooo:rsid="00397bdc" style:font-name-asian="Liberation Serif1" style:font-weight-asian="normal" style:font-name-complex="Liberation Serif1" style:font-weight-complex="normal"/>
    </style:style>
    <style:style style:name="T51" style:family="text">
      <style:text-properties style:font-name="Liberation Serif1" fo:font-weight="normal" officeooo:rsid="003c74f3" style:font-name-asian="Liberation Serif1" style:font-weight-asian="normal" style:font-name-complex="Liberation Serif1" style:font-weight-complex="normal"/>
    </style:style>
    <style:style style:name="T52" style:family="text">
      <style:text-properties style:font-name="Liberation Serif1" style:text-underline-style="none" fo:font-weight="normal" officeooo:rsid="00397bdc" style:font-name-asian="Liberation Serif1" style:font-size-asian="10.5pt" style:font-weight-asian="normal" style:font-name-complex="Liberation Serif1" style:font-weight-complex="normal"/>
    </style:style>
    <style:style style:name="T53" style:family="text">
      <style:text-properties style:font-name="Liberation Serif1" fo:font-size="10pt" style:text-underline-style="none" fo:font-weight="normal" officeooo:rsid="00397bdc" style:font-name-asian="Liberation Serif1" style:font-size-asian="10.5pt" style:font-weight-asian="normal" style:font-name-complex="Liberation Serif1" style:font-size-complex="10pt" style:font-weight-complex="normal"/>
    </style:style>
    <style:style style:name="T54" style:family="text">
      <style:text-properties fo:font-weight="normal" officeooo:rsid="001444aa" style:font-weight-asian="normal" style:font-weight-complex="normal"/>
    </style:style>
    <style:style style:name="T55" style:family="text">
      <style:text-properties fo:font-weight="normal" officeooo:rsid="002b5f04" style:font-weight-asian="normal" style:font-weight-complex="normal"/>
    </style:style>
    <style:style style:name="T56" style:family="text">
      <style:text-properties fo:font-weight="normal" officeooo:rsid="003a84a9" style:font-weight-asian="normal" style:font-weight-complex="normal"/>
    </style:style>
    <style:style style:name="T57" style:family="text">
      <style:text-properties fo:font-weight="normal" officeooo:rsid="0044175f" style:font-weight-asian="normal" style:font-weight-complex="normal"/>
    </style:style>
    <style:style style:name="T58" style:family="text">
      <style:text-properties fo:font-weight="normal" officeooo:rsid="004101f8" style:font-weight-asian="normal" style:font-weight-complex="normal"/>
    </style:style>
    <style:style style:name="T59" style:family="text">
      <style:text-properties fo:font-weight="normal" officeooo:rsid="004d8da7" style:font-weight-asian="normal" style:font-weight-complex="normal"/>
    </style:style>
    <style:style style:name="T60" style:family="text">
      <style:text-properties fo:font-weight="normal" officeooo:rsid="00265dad" style:font-weight-asian="normal" style:font-weight-complex="normal"/>
    </style:style>
    <style:style style:name="T61" style:family="text">
      <style:text-properties fo:font-weight="normal" officeooo:rsid="001b1318" style:font-weight-asian="normal" style:font-weight-complex="normal"/>
    </style:style>
    <style:style style:name="T62" style:family="text">
      <style:text-properties fo:font-weight="normal" officeooo:rsid="004fe93a" style:font-weight-asian="normal" style:font-weight-complex="normal"/>
    </style:style>
    <style:style style:name="T63" style:family="text">
      <style:text-properties fo:font-weight="normal" officeooo:rsid="0050996a" style:font-weight-asian="normal" style:font-weight-complex="normal"/>
    </style:style>
    <style:style style:name="T64" style:family="text">
      <style:text-properties fo:font-weight="normal" officeooo:rsid="006387a8" style:font-weight-asian="normal" style:font-weight-complex="normal"/>
    </style:style>
    <style:style style:name="T65" style:family="text">
      <style:text-properties fo:font-weight="normal" officeooo:rsid="0064c38d" style:font-weight-asian="normal" style:font-weight-complex="normal"/>
    </style:style>
    <style:style style:name="T66" style:family="text">
      <style:text-properties fo:font-weight="normal" officeooo:rsid="0065723a" style:font-weight-asian="normal" style:font-weight-complex="normal"/>
    </style:style>
    <style:style style:name="T67" style:family="text">
      <style:text-properties fo:font-weight="normal" officeooo:rsid="0065b270" style:font-weight-asian="normal" style:font-weight-complex="normal"/>
    </style:style>
    <style:style style:name="T68" style:family="text">
      <style:text-properties fo:font-weight="normal" officeooo:rsid="0066e8a5" style:font-weight-asian="normal" style:font-weight-complex="normal"/>
    </style:style>
    <style:style style:name="T69" style:family="text">
      <style:text-properties fo:font-weight="normal" officeooo:rsid="0017ea88" style:font-name-asian="Liberation Serif1" style:font-weight-asian="normal" style:font-name-complex="Liberation Serif1" style:font-weight-complex="normal"/>
    </style:style>
    <style:style style:name="T70" style:family="text">
      <style:text-properties fo:font-weight="normal" officeooo:rsid="002b2b2c" style:font-name-asian="Liberation Serif1" style:font-weight-asian="normal" style:font-name-complex="Liberation Serif1" style:font-weight-complex="normal"/>
    </style:style>
    <style:style style:name="T71" style:family="text">
      <style:text-properties fo:font-weight="normal" officeooo:rsid="00397bdc" style:font-name-asian="Liberation Serif1" style:font-weight-asian="normal" style:font-name-complex="Liberation Serif1" style:font-weight-complex="normal"/>
    </style:style>
    <style:style style:name="T72" style:family="text">
      <style:text-properties fo:font-weight="normal" officeooo:rsid="003c74f3" style:font-name-asian="Liberation Serif1" style:font-weight-asian="normal" style:font-name-complex="Liberation Serif1" style:font-weight-complex="normal"/>
    </style:style>
    <style:style style:name="T73" style:family="text">
      <style:text-properties officeooo:rsid="002d9c22"/>
    </style:style>
    <style:style style:name="T74" style:family="text">
      <style:text-properties fo:font-variant="small-caps" style:font-name="Liberation Serif1" fo:font-weight="normal" officeooo:rsid="00397bdc" style:font-name-asian="Liberation Serif1" style:font-size-asian="10.5pt" style:font-weight-asian="normal" style:font-name-complex="Liberation Serif1" style:font-weight-complex="normal"/>
    </style:style>
    <style:style style:name="T75" style:family="text">
      <style:text-properties fo:font-variant="small-caps" fo:font-weight="normal" officeooo:rsid="00397bdc" style:font-name-asian="Liberation Serif1" style:font-size-asian="10.5pt" style:font-weight-asian="normal" style:font-name-complex="Liberation Serif1" style:font-weight-complex="normal"/>
    </style:style>
    <style:style style:name="T76" style:family="text">
      <style:text-properties officeooo:rsid="003ddabb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officeooo:rsid="004f5033" style:font-style-asian="italic" style:font-style-complex="italic"/>
    </style:style>
    <style:style style:name="T79" style:family="text">
      <style:text-properties fo:font-style="italic" officeooo:rsid="004101f8" style:font-style-asian="italic" style:font-style-complex="italic"/>
    </style:style>
    <style:style style:name="T80" style:family="text">
      <style:text-properties fo:font-style="italic" officeooo:rsid="002b2b2c" style:font-style-asian="italic" style:font-style-complex="italic"/>
    </style:style>
    <style:style style:name="T81" style:family="text">
      <style:text-properties fo:font-style="italic" officeooo:rsid="00221256" style:font-style-asian="italic" style:font-style-complex="italic"/>
    </style:style>
    <style:style style:name="T82" style:family="text">
      <style:text-properties fo:font-style="italic" officeooo:rsid="002d9c22" style:font-style-asian="italic" style:font-style-complex="italic"/>
    </style:style>
    <style:style style:name="T83" style:family="text">
      <style:text-properties fo:font-style="italic" fo:font-weight="bold" style:font-style-asian="italic" style:font-weight-asian="bold" style:font-style-complex="italic" style:font-weight-complex="bold"/>
    </style:style>
    <style:style style:name="T84" style:family="text">
      <style:text-properties fo:font-style="italic" fo:font-weight="bold" officeooo:rsid="004f5033" style:font-style-asian="italic" style:font-weight-asian="bold" style:font-style-complex="italic" style:font-weight-complex="bold"/>
    </style:style>
    <style:style style:name="T85" style:family="text">
      <style:text-properties fo:font-style="italic" fo:font-weight="normal" officeooo:rsid="0044175f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2b5f04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03a84a9" style:font-style-asian="italic" style:font-weight-asian="normal" style:font-style-complex="italic" style:font-weight-complex="normal"/>
    </style:style>
    <style:style style:name="T88" style:family="text">
      <style:text-properties fo:font-style="normal" officeooo:rsid="002b2b2c" style:font-style-asian="normal" style:font-style-complex="normal"/>
    </style:style>
    <style:style style:name="T89" style:family="text">
      <style:text-properties fo:font-style="normal" officeooo:rsid="006e418b" style:font-style-asian="normal" style:font-style-complex="normal"/>
    </style:style>
    <style:style style:name="T90" style:family="text">
      <style:text-properties fo:font-style="normal" style:text-underline-style="none" style:font-style-asian="normal" style:font-style-complex="normal"/>
    </style:style>
    <style:style style:name="T9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2" style:family="text">
      <style:text-properties officeooo:rsid="004101f8"/>
    </style:style>
    <style:style style:name="T93" style:family="text">
      <style:text-properties officeooo:rsid="0044175f"/>
    </style:style>
    <style:style style:name="T94" style:family="text">
      <style:text-properties officeooo:rsid="004ae318"/>
    </style:style>
    <style:style style:name="T95" style:family="text">
      <style:text-properties officeooo:rsid="004d8da7"/>
    </style:style>
    <style:style style:name="T96" style:family="text">
      <style:text-properties fo:font-size="10pt" style:text-underline-style="none" fo:font-weight="normal" officeooo:rsid="001444aa" style:font-size-asian="10pt" style:font-weight-asian="normal" style:font-size-complex="10pt" style:font-weight-complex="normal"/>
    </style:style>
    <style:style style:name="T97" style:family="text">
      <style:text-properties fo:font-size="10pt" style:text-underline-style="none" fo:font-weight="normal" officeooo:rsid="001eda6a" style:font-size-asian="10pt" style:font-weight-asian="normal" style:font-size-complex="10pt" style:font-weight-complex="normal"/>
    </style:style>
    <style:style style:name="T98" style:family="text">
      <style:text-properties fo:font-size="10pt" style:text-underline-style="none" fo:font-weight="normal" officeooo:rsid="005e553e" style:font-size-asian="10pt" style:font-weight-asian="normal" style:font-size-complex="10pt" style:font-weight-complex="normal"/>
    </style:style>
    <style:style style:name="T99" style:family="text">
      <style:text-properties fo:font-size="10pt" style:text-underline-style="none" fo:font-weight="normal" officeooo:rsid="00397bdc" style:font-name-asian="Liberation Serif1" style:font-size-asian="10.5pt" style:font-weight-asian="normal" style:font-name-complex="Liberation Serif1" style:font-size-complex="10pt" style:font-weight-complex="normal"/>
    </style:style>
    <style:style style:name="T100" style:family="text">
      <style:text-properties fo:font-size="10pt" style:text-underline-style="none" officeooo:rsid="0077bd29" style:font-size-asian="10pt" style:font-size-complex="10pt"/>
    </style:style>
    <style:style style:name="T101" style:family="text">
      <style:text-properties fo:font-size="10pt" style:text-underline-style="solid" style:text-underline-width="auto" style:text-underline-color="font-color" fo:font-weight="normal" officeooo:rsid="005e553e" style:font-size-asian="10pt" style:font-weight-asian="normal" style:font-size-complex="10pt" style:font-weight-complex="normal"/>
    </style:style>
    <style:style style:name="T102" style:family="text">
      <style:text-properties fo:color="#ce181e" fo:font-size="10pt" style:text-underline-style="none" fo:font-weight="normal" officeooo:rsid="005f45d4" style:font-size-asian="10pt" style:font-weight-asian="normal" style:font-size-complex="10pt" style:font-weight-complex="normal"/>
    </style:style>
    <style:style style:name="T103" style:family="text">
      <style:text-properties fo:color="#ce181e" fo:font-size="10pt" style:text-underline-style="none" fo:font-weight="normal" officeooo:rsid="001444aa" style:font-size-asian="10pt" style:font-weight-asian="normal" style:font-size-complex="10pt" style:font-weight-complex="normal"/>
    </style:style>
    <style:style style:name="T104" style:family="text">
      <style:text-properties fo:color="#ce181e" fo:font-size="10pt" style:text-underline-style="none" fo:font-weight="normal" officeooo:rsid="0017ea88" style:font-size-asian="10pt" style:font-weight-asian="normal" style:font-size-complex="10pt" style:font-weight-complex="normal"/>
    </style:style>
    <style:style style:name="T105" style:family="text">
      <style:text-properties fo:color="#ce181e" fo:font-size="10pt" style:text-underline-style="none" fo:font-weight="normal" officeooo:rsid="001eda6a" style:font-size-asian="10pt" style:font-weight-asian="normal" style:font-size-complex="10pt" style:font-weight-complex="normal"/>
    </style:style>
    <style:style style:name="T106" style:family="text">
      <style:text-properties fo:color="#ce181e" fo:font-size="10pt" style:text-underline-style="none" fo:font-weight="normal" officeooo:rsid="005e553e" style:font-size-asian="10pt" style:font-weight-asian="normal" style:font-size-complex="10pt" style:font-weight-complex="normal"/>
    </style:style>
    <style:style style:name="T107" style:family="text">
      <style:text-properties fo:color="#ce181e" fo:font-size="10pt" style:text-underline-style="none" officeooo:rsid="0077bd29" style:font-size-asian="10pt" style:font-size-complex="10pt"/>
    </style:style>
    <style:style style:name="T108" style:family="text">
      <style:text-properties fo:color="#ce181e" fo:font-size="10pt" style:text-underline-style="solid" style:text-underline-width="auto" style:text-underline-color="font-color" fo:font-weight="normal" officeooo:rsid="005e553e" style:font-size-asian="10pt" style:font-weight-asian="normal" style:font-size-complex="10pt" style:font-weight-complex="normal"/>
    </style:style>
    <style:style style:name="T109" style:family="text">
      <style:text-properties fo:color="#ce181e" style:font-name="Liberation Serif1" fo:font-size="10pt" style:text-underline-style="none" fo:font-weight="normal" officeooo:rsid="00397bdc" style:font-name-asian="Liberation Serif1" style:font-size-asian="10.5pt" style:font-weight-asian="normal" style:font-name-complex="Liberation Serif1" style:font-size-complex="10pt" style:font-weight-complex="normal"/>
    </style:style>
    <style:style style:name="T110" style:family="text">
      <style:text-properties fo:color="#ce181e" fo:font-weight="normal" officeooo:rsid="004d8da7" style:font-weight-asian="normal" style:font-weight-complex="normal"/>
    </style:style>
    <style:style style:name="T111" style:family="text">
      <style:text-properties fo:color="#ce181e" fo:font-weight="normal" officeooo:rsid="004fe93a" style:font-weight-asian="normal" style:font-weight-complex="normal"/>
    </style:style>
    <style:style style:name="T112" style:family="text">
      <style:text-properties fo:color="#ce181e" fo:font-weight="normal" officeooo:rsid="004e5782" style:font-weight-asian="normal" style:font-weight-complex="normal"/>
    </style:style>
    <style:style style:name="T113" style:family="text">
      <style:text-properties fo:color="#ce181e" fo:font-weight="normal" officeooo:rsid="006c211a" style:font-weight-asian="normal" style:font-weight-complex="normal"/>
    </style:style>
    <style:style style:name="T114" style:family="text">
      <style:text-properties fo:color="#ce181e" fo:font-style="italic" fo:font-weight="normal" officeooo:rsid="004e5782" style:font-style-asian="italic" style:font-weight-asian="normal" style:font-style-complex="italic" style:font-weight-complex="normal"/>
    </style:style>
    <style:style style:name="T115" style:family="text">
      <style:text-properties fo:color="#ce181e" fo:font-style="italic" fo:font-weight="normal" officeooo:rsid="006c211a" style:font-style-asian="italic" style:font-weight-asian="normal" style:font-style-complex="italic" style:font-weight-complex="normal"/>
    </style:style>
    <style:style style:name="T116" style:family="text">
      <style:text-properties fo:color="#ce181e" fo:font-style="italic" fo:font-weight="normal" officeooo:rsid="004fe93a" style:font-style-asian="italic" style:font-weight-asian="normal" style:font-style-complex="italic" style:font-weight-complex="normal"/>
    </style:style>
    <style:style style:name="T117" style:family="text">
      <style:text-properties fo:color="#ce181e" fo:font-style="italic" fo:font-weight="normal" officeooo:rsid="0050996a" style:font-style-asian="italic" style:font-weight-asian="normal" style:font-style-complex="italic" style:font-weight-complex="normal"/>
    </style:style>
    <style:style style:name="T118" style:family="text">
      <style:text-properties fo:color="#ce181e" fo:font-style="italic" fo:font-weight="normal" officeooo:rsid="006e418b" style:font-style-asian="italic" style:font-weight-asian="normal" style:font-style-complex="italic" style:font-weight-complex="normal"/>
    </style:style>
    <style:style style:name="T119" style:family="text">
      <style:text-properties fo:font-variant="normal" fo:text-transform="none" style:font-name="Liberation Serif1" style:text-underline-style="none" fo:font-weight="normal" officeooo:rsid="00397bdc" style:font-name-asian="Liberation Serif1" style:font-size-asian="10.5pt" style:font-weight-asian="normal" style:font-name-complex="Liberation Serif1" style:font-weight-complex="normal"/>
    </style:style>
    <style:style style:name="T120" style:family="text">
      <style:text-properties fo:font-variant="normal" fo:text-transform="none" style:font-name="Liberation Serif1" style:text-underline-style="none" fo:font-weight="normal" officeooo:rsid="001eda6a" style:font-name-asian="Liberation Serif1" style:font-size-asian="10.5pt" style:font-weight-asian="normal" style:font-name-complex="Liberation Serif1" style:font-weight-complex="normal"/>
    </style:style>
    <style:style style:name="T121" style:family="text">
      <style:text-properties fo:font-variant="normal" fo:text-transform="none" style:font-name="Liberation Serif1" style:text-underline-style="none" fo:font-weight="normal" officeooo:rsid="00397bdc" style:font-name-asian="Liberation Serif1" style:font-weight-asian="normal" style:font-name-complex="Liberation Serif1" style:font-weight-complex="normal"/>
    </style:style>
    <style:style style:name="T122" style:family="text">
      <style:text-properties fo:font-variant="normal" fo:text-transform="none" style:font-name="Liberation Serif1" style:text-underline-style="none" fo:font-weight="normal" officeooo:rsid="002b2b2c" style:font-name-asian="Liberation Serif1" style:font-weight-asian="normal" style:font-name-complex="Liberation Serif1" style:font-weight-complex="normal"/>
    </style:style>
    <style:style style:name="T123" style:family="text">
      <style:text-properties fo:font-variant="normal" fo:text-transform="none" style:font-name="Liberation Serif1" style:text-underline-style="none" fo:font-weight="normal" officeooo:rsid="007211a5" style:font-name-asian="Liberation Serif1" style:font-weight-asian="normal" style:font-name-complex="Liberation Serif1" style:font-weight-complex="normal"/>
    </style:style>
    <style:style style:name="T124" style:family="text">
      <style:text-properties fo:font-variant="normal" fo:text-transform="none" style:font-name="Liberation Serif1" style:text-underline-style="none" fo:font-weight="bold" officeooo:rsid="004ae318" style:font-name-asian="Liberation Serif1" style:font-weight-asian="bold" style:font-name-complex="Liberation Serif1" style:font-weight-complex="bold"/>
    </style:style>
    <style:style style:name="T125" style:family="text">
      <style:text-properties fo:font-variant="normal" fo:text-transform="none" style:font-name="Liberation Serif1" style:text-underline-style="none" fo:font-weight="bold" officeooo:rsid="002b2b2c" style:font-name-asian="Liberation Serif1" style:font-weight-asian="bold" style:font-name-complex="Liberation Serif1" style:font-weight-complex="bold"/>
    </style:style>
    <style:style style:name="T126" style:family="text">
      <style:text-properties fo:font-variant="normal" fo:text-transform="none" style:font-name="Liberation Serif1" style:text-underline-style="solid" style:text-underline-width="auto" style:text-underline-color="font-color" fo:font-weight="normal" officeooo:rsid="00397bdc" style:font-name-asian="Liberation Serif1" style:font-size-asian="10.5pt" style:font-weight-asian="normal" style:font-name-complex="Liberation Serif1" style:font-weight-complex="normal"/>
    </style:style>
    <style:style style:name="T127" style:family="text">
      <style:text-properties fo:font-variant="normal" fo:text-transform="none" style:font-name="Liberation Serif1" fo:font-style="italic" style:text-underline-style="none" fo:font-weight="bold" officeooo:rsid="004f5033" style:font-name-asian="Liberation Serif1" style:font-style-asian="italic" style:font-weight-asian="bold" style:font-name-complex="Liberation Serif1" style:font-style-complex="italic" style:font-weight-complex="bold"/>
    </style:style>
    <style:style style:name="T128" style:family="text">
      <style:text-properties fo:font-variant="normal" fo:text-transform="none" style:font-name="Liberation Serif1" fo:font-style="italic" style:text-underline-style="none" fo:font-weight="normal" officeooo:rsid="002b2b2c" style:font-name-asian="Liberation Serif1" style:font-style-asian="italic" style:font-weight-asian="normal" style:font-name-complex="Liberation Serif1" style:font-style-complex="italic" style:font-weight-complex="normal"/>
    </style:style>
    <style:style style:name="T129" style:family="text">
      <style:text-properties fo:font-variant="normal" fo:text-transform="none" style:font-name="Liberation Serif1" fo:font-style="italic" style:text-underline-style="none" fo:font-weight="normal" officeooo:rsid="007211a5" style:font-name-asian="Liberation Serif1" style:font-style-asian="italic" style:font-weight-asian="normal" style:font-name-complex="Liberation Serif1" style:font-style-complex="italic" style:font-weight-complex="normal"/>
    </style:style>
    <style:style style:name="T130" style:family="text">
      <style:text-properties fo:font-variant="normal" fo:text-transform="none" style:font-name="Liberation Serif1" fo:font-style="normal" style:text-underline-style="none" fo:font-weight="normal" officeooo:rsid="0072ee7e" style:font-name-asian="Liberation Serif1" style:font-style-asian="normal" style:font-weight-asian="normal" style:font-name-complex="Liberation Serif1" style:font-style-complex="normal" style:font-weight-complex="normal"/>
    </style:style>
    <style:style style:name="T131" style:family="text">
      <style:text-properties fo:font-variant="normal" fo:text-transform="none" fo:color="#ce181e" style:font-name="Liberation Serif1" fo:font-size="10pt" style:text-underline-style="none" fo:font-weight="normal" officeooo:rsid="00397bdc" style:font-name-asian="Liberation Serif1" style:font-size-asian="10pt" style:font-weight-asian="normal" style:font-name-complex="Liberation Serif1" style:font-size-complex="10pt" style:font-weight-complex="normal"/>
    </style:style>
    <style:style style:name="T132" style:family="text">
      <style:text-properties fo:font-variant="normal" fo:text-transform="none" fo:color="#ce181e" style:font-name="Liberation Serif1" fo:font-size="10pt" style:text-underline-style="none" fo:font-weight="normal" officeooo:rsid="002b2b2c" style:font-name-asian="Liberation Serif1" style:font-size-asian="10pt" style:font-weight-asian="normal" style:font-name-complex="Liberation Serif1" style:font-size-complex="10pt" style:font-weight-complex="normal"/>
    </style:style>
    <style:style style:name="T133" style:family="text">
      <style:text-properties fo:font-variant="normal" fo:text-transform="none" fo:color="#ce181e" style:font-name="Liberation Serif1" fo:font-size="10pt" style:text-underline-style="none" fo:font-weight="bold" officeooo:rsid="004ae318" style:font-name-asian="Liberation Serif1" style:font-size-asian="10pt" style:font-weight-asian="bold" style:font-name-complex="Liberation Serif1" style:font-size-complex="10pt" style:font-weight-complex="bold"/>
    </style:style>
    <style:style style:name="T134" style:family="text">
      <style:text-properties fo:font-variant="normal" fo:text-transform="none" fo:color="#ce181e" style:font-name="Liberation Serif1" fo:font-size="10pt" style:text-underline-style="none" fo:font-weight="bold" officeooo:rsid="002b2b2c" style:font-name-asian="Liberation Serif1" style:font-size-asian="10pt" style:font-weight-asian="bold" style:font-name-complex="Liberation Serif1" style:font-size-complex="10pt" style:font-weight-complex="bold"/>
    </style:style>
    <style:style style:name="T135" style:family="text">
      <style:text-properties fo:font-variant="normal" fo:text-transform="none" fo:color="#ce181e" style:font-name="Liberation Serif1" fo:font-size="10pt" fo:font-style="italic" style:text-underline-style="none" fo:font-weight="bold" officeooo:rsid="004f5033" style:font-name-asian="Liberation Serif1" style:font-size-asian="10pt" style:font-style-asian="italic" style:font-weight-asian="bold" style:font-name-complex="Liberation Serif1" style:font-size-complex="10pt" style:font-style-complex="italic" style:font-weight-complex="bold"/>
    </style:style>
    <style:style style:name="T136" style:family="text">
      <style:text-properties fo:font-variant="normal" fo:text-transform="none" fo:color="#ce181e" style:font-name="Liberation Serif1" fo:font-size="10pt" fo:font-style="italic" style:text-underline-style="none" fo:font-weight="normal" officeooo:rsid="002b2b2c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137" style:family="text">
      <style:text-properties fo:font-variant="normal" fo:text-transform="none" fo:color="#ce181e" style:font-name="Liberation Serif1" style:text-underline-style="none" fo:font-weight="normal" officeooo:rsid="00397bdc" style:font-name-asian="Liberation Serif1" style:font-weight-asian="normal" style:font-name-complex="Liberation Serif1" style:font-weight-complex="normal"/>
    </style:style>
    <style:style style:name="T138" style:family="text">
      <style:text-properties fo:font-variant="normal" fo:text-transform="none" fo:color="#ce181e" style:font-name="Liberation Serif1" style:text-underline-style="none" fo:font-weight="normal" officeooo:rsid="002b2b2c" style:font-name-asian="Liberation Serif1" style:font-weight-asian="normal" style:font-name-complex="Liberation Serif1" style:font-weight-complex="normal"/>
    </style:style>
    <style:style style:name="T139" style:family="text">
      <style:text-properties fo:font-variant="normal" fo:text-transform="none" fo:color="#ce181e" style:font-name="Liberation Serif1" style:text-underline-style="none" fo:font-weight="bold" officeooo:rsid="004ae318" style:font-name-asian="Liberation Serif1" style:font-weight-asian="bold" style:font-name-complex="Liberation Serif1" style:font-weight-complex="bold"/>
    </style:style>
    <style:style style:name="T140" style:family="text">
      <style:text-properties fo:font-variant="normal" fo:text-transform="none" fo:color="#ce181e" style:font-name="Liberation Serif1" style:text-underline-style="none" fo:font-weight="bold" officeooo:rsid="002b2b2c" style:font-name-asian="Liberation Serif1" style:font-weight-asian="bold" style:font-name-complex="Liberation Serif1" style:font-weight-complex="bold"/>
    </style:style>
    <style:style style:name="T141" style:family="text">
      <style:text-properties fo:font-variant="normal" fo:text-transform="none" fo:color="#ce181e" style:font-name="Liberation Serif1" fo:font-style="italic" style:text-underline-style="none" fo:font-weight="bold" officeooo:rsid="004f5033" style:font-name-asian="Liberation Serif1" style:font-style-asian="italic" style:font-weight-asian="bold" style:font-name-complex="Liberation Serif1" style:font-style-complex="italic" style:font-weight-complex="bold"/>
    </style:style>
    <style:style style:name="T142" style:family="text">
      <style:text-properties fo:font-variant="normal" fo:text-transform="none" fo:color="#ce181e" style:font-name="Liberation Serif1" fo:font-style="italic" style:text-underline-style="none" fo:font-weight="normal" officeooo:rsid="002b2b2c" style:font-name-asian="Liberation Serif1" style:font-style-asian="italic" style:font-weight-asian="normal" style:font-name-complex="Liberation Serif1" style:font-style-complex="italic" style:font-weight-complex="normal"/>
    </style:style>
    <style:style style:name="T143" style:family="text">
      <style:text-properties fo:font-variant="normal" fo:text-transform="none" fo:color="#ce181e" fo:font-size="10pt" style:text-underline-style="none" fo:font-weight="normal" officeooo:rsid="002b2b2c" style:font-name-asian="Liberation Serif1" style:font-size-asian="10pt" style:font-weight-asian="normal" style:font-name-complex="Liberation Serif1" style:font-size-complex="10pt" style:font-weight-complex="normal"/>
    </style:style>
    <style:style style:name="T144" style:family="text">
      <style:text-properties fo:font-variant="normal" fo:text-transform="none" fo:color="#ce181e" fo:font-size="10pt" style:text-underline-style="none" fo:font-weight="normal" officeooo:rsid="00397bdc" style:font-name-asian="Liberation Serif1" style:font-size-asian="10pt" style:font-weight-asian="normal" style:font-name-complex="Liberation Serif1" style:font-size-complex="10pt" style:font-weight-complex="normal"/>
    </style:style>
    <style:style style:name="T145" style:family="text">
      <style:text-properties fo:font-variant="normal" fo:text-transform="none" style:use-window-font-color="true" style:font-name="Liberation Serif1" fo:font-size="12pt" fo:font-style="italic" style:text-underline-style="none" fo:font-weight="normal" officeooo:rsid="007211a5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146" style:family="text">
      <style:text-properties fo:font-variant="normal" fo:text-transform="none" style:use-window-font-color="true" style:font-name="Liberation Serif1" fo:font-size="12pt" fo:font-style="normal" style:text-underline-style="none" fo:font-weight="normal" officeooo:rsid="0072ee7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47" style:family="text">
      <style:text-properties fo:font-variant="normal" fo:text-transform="none" style:use-window-font-color="true" fo:font-size="12pt" fo:font-style="italic" style:text-underline-style="none" fo:font-weight="normal" officeooo:rsid="007211a5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148" style:family="text">
      <style:text-properties fo:font-variant="normal" fo:text-transform="none" style:use-window-font-color="true" fo:font-size="12pt" fo:font-style="normal" style:text-underline-style="none" fo:font-weight="normal" officeooo:rsid="0072ee7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49" style:family="text">
      <style:text-properties fo:font-variant="normal" fo:text-transform="none" style:text-underline-style="none" fo:font-weight="normal" officeooo:rsid="00397bdc" style:font-name-asian="Liberation Serif1" style:font-weight-asian="normal" style:font-name-complex="Liberation Serif1" style:font-weight-complex="normal"/>
    </style:style>
    <style:style style:name="T150" style:family="text">
      <style:text-properties fo:font-variant="normal" fo:text-transform="none" style:text-underline-style="none" fo:font-weight="normal" officeooo:rsid="00397bdc" style:font-name-asian="Liberation Serif1" style:font-size-asian="10.5pt" style:font-weight-asian="normal" style:font-name-complex="Liberation Serif1" style:font-weight-complex="normal"/>
    </style:style>
    <style:style style:name="T151" style:family="text">
      <style:text-properties fo:font-variant="normal" fo:text-transform="none" style:text-underline-style="none" fo:font-weight="normal" officeooo:rsid="001eda6a" style:font-name-asian="Liberation Serif1" style:font-size-asian="10.5pt" style:font-weight-asian="normal" style:font-name-complex="Liberation Serif1" style:font-weight-complex="normal"/>
    </style:style>
    <style:style style:name="T152" style:family="text">
      <style:text-properties fo:font-variant="normal" fo:text-transform="none" style:text-underline-style="none" fo:font-weight="bold" officeooo:rsid="004ae318" style:font-name-asian="Liberation Serif1" style:font-weight-asian="bold" style:font-name-complex="Liberation Serif1" style:font-weight-complex="bold"/>
    </style:style>
    <style:style style:name="T153" style:family="text">
      <style:text-properties fo:font-variant="normal" fo:text-transform="none" style:text-underline-style="none" fo:font-weight="bold" officeooo:rsid="002b2b2c" style:font-name-asian="Liberation Serif1" style:font-weight-asian="bold" style:font-name-complex="Liberation Serif1" style:font-weight-complex="bold"/>
    </style:style>
    <style:style style:name="T154" style:family="text">
      <style:text-properties fo:font-variant="normal" fo:text-transform="none" fo:font-style="italic" style:text-underline-style="none" fo:font-weight="bold" officeooo:rsid="004f5033" style:font-name-asian="Liberation Serif1" style:font-style-asian="italic" style:font-weight-asian="bold" style:font-name-complex="Liberation Serif1" style:font-style-complex="italic" style:font-weight-complex="bold"/>
    </style:style>
    <style:style style:name="T155" style:family="text">
      <style:text-properties fo:font-variant="normal" fo:text-transform="none" fo:font-style="italic" style:text-underline-style="none" fo:font-weight="normal" officeooo:rsid="007211a5" style:font-name-asian="Liberation Serif1" style:font-style-asian="italic" style:font-weight-asian="normal" style:font-name-complex="Liberation Serif1" style:font-style-complex="italic" style:font-weight-complex="normal"/>
    </style:style>
    <style:style style:name="T156" style:family="text">
      <style:text-properties fo:font-variant="normal" fo:text-transform="none" fo:font-style="normal" style:text-underline-style="none" fo:font-weight="normal" officeooo:rsid="0072ee7e" style:font-name-asian="Liberation Serif1" style:font-style-asian="normal" style:font-weight-asian="normal" style:font-name-complex="Liberation Serif1" style:font-style-complex="normal" style:font-weight-complex="normal"/>
    </style:style>
    <style:style style:name="T157" style:family="text">
      <style:text-properties fo:font-variant="normal" fo:text-transform="none" style:text-underline-style="solid" style:text-underline-width="auto" style:text-underline-color="font-color" fo:font-weight="normal" officeooo:rsid="00397bdc" style:font-name-asian="Liberation Serif1" style:font-size-asian="10.5pt" style:font-weight-asian="normal" style:font-name-complex="Liberation Serif1" style:font-weight-complex="normal"/>
    </style:style>
    <style:style style:name="T158" style:family="text">
      <style:text-properties officeooo:rsid="004f5033"/>
    </style:style>
    <style:style style:name="T159" style:family="text">
      <style:text-properties officeooo:rsid="006aed5d"/>
    </style:style>
    <style:style style:name="T160" style:family="text">
      <style:text-properties officeooo:rsid="0017ea88" style:font-name-asian="Liberation Serif1" style:font-name-complex="Liberation Serif1"/>
    </style:style>
    <style:style style:name="T161" style:family="text">
      <style:text-properties officeooo:rsid="002b2b2c" style:font-name-asian="Liberation Serif1" style:font-name-complex="Liberation Serif1"/>
    </style:style>
    <style:style style:name="T162" style:family="text">
      <style:text-properties fo:font-size="12pt" style:text-underline-style="none" fo:font-weight="normal" officeooo:rsid="00397bdc" style:font-name-asian="Liberation Serif1" style:font-size-asian="12pt" style:font-weight-asian="normal" style:font-name-complex="Liberation Serif1" style:font-size-complex="12pt" style:font-weight-complex="normal"/>
    </style:style>
    <style:style style:name="T163" style:family="text">
      <style:text-properties fo:font-size="12pt" style:text-underline-style="none" fo:font-weight="normal" officeooo:rsid="001eda6a" style:font-size-asian="12pt" style:font-weight-asian="normal" style:font-size-complex="12pt" style:font-weight-complex="normal"/>
    </style:style>
    <style:style style:name="T164" style:family="text">
      <style:text-properties fo:font-size="12pt" style:text-underline-style="none" fo:font-weight="normal" officeooo:rsid="005e553e" style:font-size-asian="12pt" style:font-weight-asian="normal" style:font-size-complex="12pt" style:font-weight-complex="normal"/>
    </style:style>
    <style:style style:name="T165" style:family="text">
      <style:text-properties fo:font-size="12pt" style:text-underline-style="solid" style:text-underline-width="auto" style:text-underline-color="font-color" fo:font-weight="normal" officeooo:rsid="005e553e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36">Les propositions subordonnées d’après </text:span><text:span text:style-name="T83">Terminologie grammaticale</text:span><text:span text:style-name="T91"> (juillet 2020)</text:span></text:p>
      <text:p text:style-name="P10"><text:span text:style-name="T36">Rappel :</text:span> <text:span text:style-name="T94">les fonctions </text:span><text:span text:style-name="T41">[</text:span><text:span text:style-name="T84">F</text:span><text:span text:style-name="T41">]</text:span></text:p>
      <text:p text:style-name="P11"><text:tab/><text:span text:style-name="T58">*</text:span><text:span text:style-name="T92"> fonctions dans le groupe nominal : </text:span></text:p>
      <text:p text:style-name="P12"><text:span text:style-name="T92"><text:tab/><text:tab/></text:span><text:span text:style-name="T79">complément du nom, épithète, apposition</text:span></text:p>
      <text:p text:style-name="P11"><text:tab/><text:span text:style-name="T58">*</text:span><text:span text:style-name="T92"> fonctions dans le groupe verbal : </text:span></text:p>
      <text:p text:style-name="P11"><text:span text:style-name="T92"><text:tab/><text:tab/></text:span><text:span text:style-name="T79">sujet, attribut du sujet, COD, COI, attribut du COD, complément d’agent</text:span></text:p>
      <text:p text:style-name="P23"><text:tab/><text:span text:style-name="T58">*</text:span><text:span text:style-name="T93"> </text:span><text:span text:style-name="T85">complément circonstanciel</text:span></text:p>
      <text:p text:style-name="P23"><text:span text:style-name="T57"/></text:p>
      <text:p text:style-name="P15"><text:span text:style-name="T57"><text:tab/>✓</text:span><text:span text:style-name="T59"> Paul mange du pain.</text:span></text:p>
      <text:p text:style-name="P23"><text:span text:style-name="T59"/></text:p>
      <text:p text:style-name="P15"><text:span text:style-name="T59"><text:tab/>✓ Paul répond au téléphone.</text:span></text:p>
      <text:p text:style-name="P23"><text:span text:style-name="T59"/></text:p>
      <text:p text:style-name="P15"><text:span text:style-name="T59"><text:tab/>✓ Paul va à la cuisine.</text:span><text:span text:style-name="T112">[</text:span><text:span text:style-name="T110">à la cuisine : </text:span><text:span text:style-name="T114">COI</text:span><text:span text:style-name="T112"> de va]</text:span></text:p>
      <text:p text:style-name="P23"><text:span text:style-name="T59"/></text:p>
      <text:p text:style-name="P16"><text:span text:style-name="T59"><text:tab/>✓ Myriam a très lentement débranché le fil du téléphone.</text:span><text:span text:style-name="T112">[</text:span><text:span text:style-name="T113">du téléphone : </text:span><text:span text:style-name="T115">cdn</text:span><text:span text:style-name="T112">]</text:span></text:p>
      <text:p text:style-name="P15"><text:span text:style-name="T59"/></text:p>
      <text:p text:style-name="P17"><text:span text:style-name="T59"><text:tab/>✓ </text:span><text:span text:style-name="T62">Une avocate vraiment remarquable m’a aidée.</text:span><text:span text:style-name="T111">[vraiment remarquable : </text:span><text:span text:style-name="T116">épithète</text:span><text:span text:style-name="T111"> d’une avocate]</text:span></text:p>
      <text:p text:style-name="P17"><text:span text:style-name="T111"/></text:p>
      <text:p text:style-name="P3"><text:span text:style-name="T59"><text:tab/>✓ </text:span><text:span text:style-name="T63">Cette </text:span><text:span text:style-name="T62">avocate, vraiment remarquable, m’a aidée.</text:span><text:span text:style-name="T111">[vraiment remarquab.: </text:span><text:span text:style-name="T117">apposition</text:span><text:span text:style-name="T111"> d’une avocate]</text:span></text:p>
      <text:p text:style-name="P17"><text:span text:style-name="T111"/></text:p>
      <text:p text:style-name="P5"><text:span text:style-name="T95"><text:tab/>✓ Ils ont été aidés par une avocate remarquable.</text:span></text:p>
      <text:p text:style-name="P23"/>
      <text:p text:style-name="P15"><text:span text:style-name="T59"><text:tab/>✓ Elles estiment Alice suffisamment compétentes.</text:span><text:span text:style-name="T112">[</text:span><text:span text:style-name="T110">suffisamment compétentes : </text:span><text:span text:style-name="T114">attribut </text:span><text:span text:style-name="T118">du </text:span><text:span text:style-name="T114">COD</text:span><text:span text:style-name="T112">]</text:span></text:p>
      <text:p text:style-name="P13"><text:span text:style-name="T59"><text:tab/></text:span></text:p>
      <text:p text:style-name="P25">Rappel : les propositions</text:p>
      <text:p text:style-name="P18"><text:tab/>* proposition : au moins un groupe verbal, souvent un groupe sujet, parfois <text:span text:style-name="T159">un(des)</text:span> complément<text:span text:style-name="T159">(s)</text:span> de phrase</text:p>
      <text:p text:style-name="P18"><text:tab/>* pour relier 2 propositions : juxtaposition, coordination, subordination</text:p>
      <text:p text:style-name="P19"><text:tab/>* <text:span text:style-name="T1">phrase averbale, phrase simple, phrase complexe</text:span></text:p>
      <text:p text:style-name="P19"/>
      <text:p text:style-name="P20"><text:span text:style-name="T57"><text:tab/>✓</text:span><text:span text:style-name="T59"> </text:span><text:span text:style-name="T66">Tu es </text:span><text:span text:style-name="T64">d</text:span><text:span text:style-name="T65">ans l’ombre</text:span><text:span text:style-name="T64"> </text:span><text:span text:style-name="T66">et je te vois mal </text:span><text:span text:style-name="T64">; </text:span><text:span text:style-name="T67">approche-toi</text:span><text:span text:style-name="T64"> </text:span><text:span text:style-name="T68">pour </text:span><text:span text:style-name="T64">que je te voie mieux !</text:span></text:p>
      <text:p text:style-name="P55"/>
      <text:p text:style-name="P27"><text:span text:style-name="T42">[</text:span><text:span text:style-name="T84">N</text:span><text:span text:style-name="T42">] </text:span><text:span text:style-name="T36">p</text:span><text:span text:style-name="T38">rop</text:span><text:span text:style-name="T39">osition</text:span><text:span text:style-name="T36"> s</text:span><text:span text:style-name="T38">ubordonnée</text:span><text:span text:style-name="T36"> complétive </text:span><text:span text:style-name="T37">conjonctive</text:span></text:p>
      <text:p text:style-name="P37"><text:span text:style-name="T4"><text:tab/></text:span><text:span text:style-name="T160">■</text:span><text:span text:style-name="T161"> </text:span><text:span text:style-name="T4">elle complète un verbe, est introduite par « que »</text:span></text:p>
      <text:p text:style-name="P28"><text:tab/><text:span text:style-name="T69">■■</text:span><text:span text:style-name="T70"> </text:span>introduite par la conjonction de subordination « que » ; ce mot est sans fonction</text:p>
      <text:p text:style-name="P29"><text:tab/><text:span text:style-name="T41">[</text:span><text:span text:style-name="T84">F</text:span><text:span text:style-name="T41">]</text:span><text:span text:style-name="T40"> </text:span><text:span text:style-name="T45">la proposition complétive a une fonction par rapport au verbe de la proposition <text:tab/>principale, souvent </text:span><text:span text:style-name="T80">COD</text:span><text:span text:style-name="T45"> mais aussi, entre autres, </text:span><text:span text:style-name="T80">sujet</text:span><text:span text:style-name="T88"> </text:span><text:span text:style-name="T89">ou </text:span><text:span text:style-name="T80">COI.</text:span></text:p>
      <text:p text:style-name="P29"/>
      <text:p text:style-name="P41"><text:span text:style-name="T54"><text:tab/><text:tab/></text:span>✓<text:span text:style-name="T61"> Je crois </text:span><text:span text:style-name="T18">qu’il va faire beau</text:span><text:span text:style-name="T61">.</text:span></text:p>
      <text:p text:style-name="P41"><text:span text:style-name="T61"/></text:p>
      <text:p text:style-name="P41"><text:span text:style-name="T54"><text:tab/><text:tab/></text:span>✓<text:span text:style-name="T60"> </text:span><text:span text:style-name="T17">Qu’elle n’ait pas compris</text:span><text:span text:style-name="T60"> me surprend.</text:span></text:p>
      <text:p text:style-name="P38"/>
      <text:p text:style-name="P42"><text:span text:style-name="T158">[</text:span><text:span text:style-name="T78">N</text:span><text:span text:style-name="T158">] </text:span>proposition subordonnée complétive <text:span text:style-name="T4">interrogative totale</text:span></text:p>
      <text:p text:style-name="P39"><text:span text:style-name="T4"><text:tab/></text:span><text:span text:style-name="T160">■</text:span><text:span text:style-name="T161"> </text:span><text:span text:style-name="T4">elle complète un verbe, est introduite par « si », on peut y répondre par « oui » ou « non »</text:span></text:p>
      <text:p text:style-name="P28"><text:tab/><text:span text:style-name="T69">■■</text:span><text:span text:style-name="T70"> </text:span>introduite par la conjonction de subordination « <text:span text:style-name="T4">si</text:span> » ; ce mot est sans fonction</text:p>
      <text:p text:style-name="P29"><text:tab/><text:span text:style-name="T41">[</text:span><text:span text:style-name="T84">F</text:span><text:span text:style-name="T41">]</text:span><text:span text:style-name="T40"> </text:span><text:span text:style-name="T35">la proposition complétive a une fonction par rapport au verbe de la proposition </text:span></text:p>
      <text:p text:style-name="P30"><text:span text:style-name="T35"><text:tab/>principale, le plus souvent </text:span><text:span text:style-name="T81">COD</text:span><text:span text:style-name="T35">.</text:span></text:p>
      <text:p text:style-name="P30"/>
      <text:p text:style-name="P41"><text:span text:style-name="T1"><text:tab/><text:tab/></text:span>✓<text:span text:style-name="T6"> Je me demande </text:span><text:span text:style-name="T11">s’il va faire beau</text:span><text:span text:style-name="T6">.</text:span></text:p>
      <text:p text:style-name="P41"/>
      <text:p text:style-name="P45"><text:span text:style-name="T1"><text:tab/><text:tab/></text:span>✓<text:span text:style-name="T6"> Il ne sait pas trop </text:span><text:span text:style-name="T11">si j’ai réussi</text:span><text:span text:style-name="T6">.</text:span></text:p>
      <text:p text:style-name="P31"/>
      <text:p text:style-name="P42"><text:span text:style-name="T158">[</text:span><text:span text:style-name="T78">N</text:span><text:span text:style-name="T158">] </text:span>proposition subordonnée circonstancielle</text:p>
      <text:p text:style-name="P28"><text:tab/><text:span text:style-name="T69">■</text:span><text:span text:style-name="T70"> </text:span>introduite par une conjonction de subordination ; ce mot est sans fonction <text:span text:style-name="T5">mais précise</text:span></text:p>
      <text:p text:style-name="P32"><text:tab/><text:span text:style-name="T44">la nature de la subordonnée (de temps, de cause, de conséquence, de but, d’hypothèse, </text:span></text:p>
      <text:p text:style-name="P32"><text:span text:style-name="T44"><text:tab/>de concession, de comparaison)</text:span></text:p>
      <text:p text:style-name="P29"><text:span text:style-name="T40"><text:tab/></text:span><text:span text:style-name="T41">[</text:span><text:span text:style-name="T84">F</text:span><text:span text:style-name="T41">]</text:span><text:span text:style-name="T40"> </text:span><text:span text:style-name="T86">complément circonstanciel</text:span></text:p>
      <text:p text:style-name="P29"><text:soft-page-break/><text:span text:style-name="T55"/></text:p>
      <text:p text:style-name="P41"><text:span text:style-name="T7"><text:tab/><text:tab/></text:span>✓<text:span text:style-name="T7"> Je sortirai </text:span><text:span text:style-name="T10">quand tu auras fini</text:span><text:span text:style-name="T7">.</text:span></text:p>
      <text:p text:style-name="P41"/>
      <text:p text:style-name="P41"><text:span text:style-name="T1"><text:tab/><text:tab/></text:span>✓<text:span text:style-name="T44"> </text:span><text:span text:style-name="T13">Si vous venez</text:span><text:span text:style-name="T44"> nous irons à la plage.</text:span></text:p>
      <text:p text:style-name="P41"/>
      <text:p text:style-name="P41"><text:span text:style-name="T1"><text:tab/><text:tab/></text:span>✓<text:span text:style-name="T44"> Je viendrai demain </text:span><text:span text:style-name="T13">bien que la maison ne soit pas vide</text:span><text:span text:style-name="T25">.</text:span></text:p>
      <text:p text:style-name="P41"><text:span text:style-name="T25"/></text:p>
      <text:p text:style-name="P46"><text:span text:style-name="T28"><text:tab/><text:tab/></text:span><text:span text:style-name="T25">✓ </text:span><text:span text:style-name="T19">Si tu venais</text:span><text:span text:style-name="T29"> je pourrais passer un bon voyage.</text:span></text:p>
      <text:p text:style-name="P41"><text:span text:style-name="T25"/></text:p>
      <text:p text:style-name="P41"><text:span text:style-name="T25"><text:tab/><text:tab/>✓ L’été a été très sec </text:span><text:span text:style-name="T13">si bien que la rivière est vide</text:span><text:span text:style-name="T25">.</text:span></text:p>
      <text:p text:style-name="P27"/>
      <text:p text:style-name="P42"><text:span text:style-name="T158">[</text:span><text:span text:style-name="T78">N</text:span><text:span text:style-name="T158">] </text:span>proposition subordonnée relative</text:p>
      <text:p text:style-name="P33"><text:tab/><text:span text:style-name="T69">■</text:span><text:span text:style-name="T70"> </text:span>introduite par un pronom relatif ; <text:span text:style-name="T41">[</text:span><text:span text:style-name="T84">F</text:span><text:span text:style-name="T41">] </text:span><text:span text:style-name="T2">ce pronom a une fonction dans la relative</text:span></text:p>
      <text:p text:style-name="P29"><text:tab/><text:span text:style-name="T41">[</text:span><text:span text:style-name="T84">F</text:span><text:span text:style-name="T41">]</text:span><text:span text:style-name="T40"> </text:span><text:span text:style-name="T45">La relative peut avoir pour fonction </text:span><text:span text:style-name="T80">épithète</text:span><text:span text:style-name="T45"> ou </text:span><text:span text:style-name="T80">apposée</text:span><text:span text:style-name="T45">.</text:span></text:p>
      <text:p text:style-name="P28"><text:tab/><text:tab/><text:span text:style-name="T82">épithète</text:span><text:span text:style-name="T73"> si pas de virgules, </text:span><text:span text:style-name="T82">apposée</text:span><text:span text:style-name="T73"> si virgules</text:span></text:p>
      <text:p text:style-name="P28"/>
      <text:p text:style-name="P41"><text:span text:style-name="T1"><text:tab/><text:tab/></text:span>✓<text:span text:style-name="T8"> L’homme </text:span><text:span text:style-name="T9">que tu as vu</text:span><text:span text:style-name="T8"> est un ami.</text:span></text:p>
      <text:p text:style-name="P41"/>
      <text:p text:style-name="P41"><text:span text:style-name="T1"><text:tab/><text:tab/></text:span>✓<text:span text:style-name="T73"> Les élèves, </text:span><text:span text:style-name="T14">qui avaient bien révisé</text:span><text:span text:style-name="T73">, ont obtenu d’excellentes notes.</text:span></text:p>
      <text:p text:style-name="P41"/>
      <text:p text:style-name="P41"><text:span text:style-name="T1"><text:tab/><text:tab/></text:span>✓<text:span text:style-name="T73"> Les élèves </text:span><text:span text:style-name="T14">qui avaient bien révisé</text:span><text:span text:style-name="T73"> ont obtenu d’excellentes notes.</text:span></text:p>
      <text:p text:style-name="P27"/>
      <text:p text:style-name="P42"><text:span text:style-name="T158">[</text:span><text:span text:style-name="T78">N</text:span><text:span text:style-name="T158">] </text:span>proposition subordonnée infinitive</text:p>
      <text:p text:style-name="P47"><text:span text:style-name="T43"><text:tab/></text:span><text:span text:style-name="T69">■</text:span><text:span text:style-name="T70"> </text:span><text:span text:style-name="T71">contient un verbe au mode infinitif ; </text:span><text:span text:style-name="T75">son sujet n’est pas celui de la principale</text:span></text:p>
      <text:p text:style-name="P7"><text:span text:style-name="T149"><text:tab/></text:span><text:span text:style-name="T152">[</text:span><text:span text:style-name="T154">F</text:span><text:span text:style-name="T152">]</text:span><text:span text:style-name="T153"> </text:span><text:span text:style-name="T155">COD </text:span><text:span text:style-name="T156">du verbe de la principale</text:span></text:p>
      <text:p text:style-name="P34"><text:span text:style-name="T143"/></text:p>
      <text:p text:style-name="P41"><text:span text:style-name="T1"><text:tab/></text:span>✓<text:span text:style-name="T23"> J’entends </text:span><text:span text:style-name="T12">l’oiseau chanter</text:span><text:span text:style-name="T24">.</text:span></text:p>
      <text:p text:style-name="P41"><text:span text:style-name="T24"/></text:p>
      <text:p text:style-name="P48"><text:span text:style-name="T28"><text:tab/></text:span><text:span text:style-name="T24">✓ </text:span><text:span text:style-name="T30">Je crois voir </text:span><text:span text:style-name="T20">mon ami me sourire</text:span><text:span text:style-name="T30">.</text:span></text:p>
      <text:p text:style-name="P48"><text:span text:style-name="T30"/></text:p>
      <text:p text:style-name="P49"><text:span text:style-name="T150"><text:tab/></text:span><text:span text:style-name="T33">✘</text:span><text:span text:style-name="T151"> </text:span><text:span text:style-name="T150">J’aimerais </text:span><text:span text:style-name="T157">partir en vacances</text:span><text:span text:style-name="T150">. </text:span><text:span text:style-name="T144">[groupe infinitif de fonction COD]</text:span></text:p>
      <text:p text:style-name="P27"><text:span text:style-name="T24"/></text:p>
      <text:p text:style-name="P42"><text:span text:style-name="T158">[</text:span><text:span text:style-name="T78">N</text:span><text:span text:style-name="T158">] </text:span>proposition subordonnée participiale</text:p>
      <text:p text:style-name="P43"><text:tab/><text:span text:style-name="T69">■</text:span><text:span text:style-name="T70"> </text:span><text:span text:style-name="T71">contient un verbe au mode participe ; </text:span><text:span text:style-name="T75">son sujet n’est pas celui de la principale</text:span></text:p>
      <text:p text:style-name="P29"><text:span text:style-name="T40"><text:tab/></text:span><text:span text:style-name="T41">[</text:span><text:span text:style-name="T84">F</text:span><text:span text:style-name="T41">]</text:span><text:span text:style-name="T40"> </text:span><text:span text:style-name="T86">complément circonstanciel</text:span></text:p>
      <text:p text:style-name="P29"><text:span text:style-name="T55"/></text:p>
      <text:p text:style-name="P41"><text:span text:style-name="T1"><text:tab/></text:span>✓<text:span text:style-name="T23"> </text:span><text:span text:style-name="T15">Le temps s’améliorant</text:span><text:span text:style-name="T26">, ils décidèrent de sortir.</text:span></text:p>
      <text:p text:style-name="P41"><text:span text:style-name="T26"/></text:p>
      <text:p text:style-name="P50"><text:span text:style-name="T28"><text:tab/></text:span><text:span text:style-name="T26">✓</text:span><text:span text:style-name="T24"> </text:span><text:span text:style-name="T15">Le temps s</text:span><text:span text:style-name="T21">’étant </text:span><text:span text:style-name="T15">amélior</text:span><text:span text:style-name="T21">é</text:span><text:span text:style-name="T26">, ils </text:span><text:span text:style-name="T31">ont </text:span><text:span text:style-name="T26">décid</text:span><text:span text:style-name="T31">é</text:span><text:span text:style-name="T26">de sortir.</text:span></text:p>
      <text:p text:style-name="P50"><text:span text:style-name="T26"/></text:p>
      <text:p text:style-name="P50"><text:span text:style-name="T28"><text:tab/></text:span><text:span text:style-name="T33">✘</text:span><text:span text:style-name="T24"> </text:span><text:span text:style-name="T21">Epuisée par l’effort</text:span><text:span text:style-name="T31">, elle sort de l’eau. </text:span><text:span text:style-name="T107">[sujet identique : adj.+complément de l’adj. apposé à elle…]</text:span></text:p>
      <text:p text:style-name="P27"/>
      <text:p text:style-name="P42"><text:span text:style-name="T158">[</text:span><text:span text:style-name="T78">N</text:span><text:span text:style-name="T158">] </text:span>proposition subordonnée interrogative <text:span text:style-name="T3">partielle</text:span></text:p>
      <text:p text:style-name="P1"><text:tab/><text:span text:style-name="T69">■</text:span><text:span text:style-name="T70"> </text:span><text:span text:style-name="T72">complète un verbe en posant une question a laquelle on ne peut répondre par </text:span></text:p>
      <text:p text:style-name="P1"><text:span text:style-name="T72"><text:tab/>« oui » ou par « non ».</text:span></text:p>
      <text:p text:style-name="P35"><text:span text:style-name="T40"><text:tab/></text:span><text:span text:style-name="T41">[</text:span><text:span text:style-name="T84">F</text:span><text:span text:style-name="T41">]</text:span><text:span text:style-name="T40"> </text:span><text:span text:style-name="T87">sujet</text:span><text:span text:style-name="T56"> ou </text:span><text:span text:style-name="T87">COD</text:span><text:span text:style-name="T147"> </text:span><text:span text:style-name="T148">du verbe de la principale</text:span></text:p>
      <text:p text:style-name="P29"><text:span text:style-name="T56"/></text:p>
      <text:p text:style-name="P41"><text:span text:style-name="T1"><text:tab/></text:span>✓<text:span text:style-name="T23"> Je me demande </text:span><text:span text:style-name="T12">qui chante</text:span><text:span text:style-name="T23">.</text:span></text:p>
      <text:p text:style-name="P41"/>
      <text:p text:style-name="P41"><text:span text:style-name="T1"><text:tab/></text:span>✓<text:span text:style-name="T76"> J’aimerais savoir </text:span><text:span text:style-name="T16">quand tu viendras</text:span><text:span text:style-name="T27">.</text:span></text:p>
      <text:p text:style-name="P41"><text:span text:style-name="T27"/></text:p>
      <text:p text:style-name="P51"><text:span text:style-name="T28"><text:tab/></text:span><text:span text:style-name="T33">✘</text:span><text:span text:style-name="T24"> </text:span><text:span text:style-name="T32">Je me demande </text:span><text:span text:style-name="T22">s’il viendra demain.</text:span><text:span text:style-name="T32"> </text:span><text:span text:style-name="T102">[on peut répondre par oui/non → </text:span><text:span text:style-name="T103">prop. subor. com. </text:span><text:span text:style-name="T104">interr. tota</text:span><text:span text:style-name="T102">le]</text:span></text:p>
      <text:p text:style-name="P51"><text:span text:style-name="T102"/></text:p>
      <text:p text:style-name="P54"><text:soft-page-break/><text:span text:style-name="T36">Les propositions subordonnées d’après </text:span><text:span text:style-name="T83">Terminologie grammaticale</text:span><text:span text:style-name="T91"> (juillet 2020)</text:span></text:p>
      <text:p text:style-name="P14"><text:span text:style-name="T36">Rappel :</text:span> <text:span text:style-name="T94">les fonctions </text:span><text:span text:style-name="T41">[</text:span><text:span text:style-name="T84">F</text:span><text:span text:style-name="T41">]</text:span></text:p>
      <text:p text:style-name="P14"><text:tab/><text:span text:style-name="T58">*</text:span><text:span text:style-name="T92"> fonctions dans le groupe nominal : </text:span></text:p>
      <text:p text:style-name="P14"><text:span text:style-name="T92"><text:tab/><text:tab/></text:span><text:span text:style-name="T79">complément du nom, épithète, apposition</text:span></text:p>
      <text:p text:style-name="P14"><text:tab/><text:span text:style-name="T58">*</text:span><text:span text:style-name="T92"> fonctions dans le groupe verbal : </text:span></text:p>
      <text:p text:style-name="P14"><text:span text:style-name="T92"><text:tab/><text:tab/></text:span><text:span text:style-name="T79">sujet, attribut du sujet, COD, COI, attribut du COD, complément d’agent</text:span></text:p>
      <text:p text:style-name="P24"><text:tab/><text:span text:style-name="T58">*</text:span><text:span text:style-name="T93"> </text:span><text:span text:style-name="T85">complément circonstanciel</text:span></text:p>
      <text:p text:style-name="P24"><text:span text:style-name="T57"/></text:p>
      <text:p text:style-name="P22"><text:span text:style-name="T57"><text:tab/>✓</text:span><text:span text:style-name="T59"> Paul mange du pain.</text:span></text:p>
      <text:p text:style-name="P24"><text:span text:style-name="T59"/></text:p>
      <text:p text:style-name="P22"><text:span text:style-name="T59"><text:tab/>✓ Paul répond au téléphone.</text:span></text:p>
      <text:p text:style-name="P24"><text:span text:style-name="T59"/></text:p>
      <text:p text:style-name="P22"><text:span text:style-name="T59"><text:tab/>✓ Paul va à la cuisine.</text:span></text:p>
      <text:p text:style-name="P24"><text:span text:style-name="T59"/></text:p>
      <text:p text:style-name="P22"><text:span text:style-name="T59"><text:tab/>✓ Myriam a très lentement débranché le fil du téléphone.</text:span></text:p>
      <text:p text:style-name="P22"><text:span text:style-name="T59"/></text:p>
      <text:p text:style-name="P22"><text:span text:style-name="T59"><text:tab/>✓ </text:span><text:span text:style-name="T62">Une avocate vraiment remarquable m’a aidée.</text:span></text:p>
      <text:p text:style-name="P22"><text:span text:style-name="T111"/></text:p>
      <text:p text:style-name="P4"><text:span text:style-name="T59"><text:tab/>✓ </text:span><text:span text:style-name="T63">Cette </text:span><text:span text:style-name="T62">avocate, vraiment remarquable, m’a aidée.</text:span></text:p>
      <text:p text:style-name="P22"><text:span text:style-name="T111"/></text:p>
      <text:p text:style-name="P6"><text:span text:style-name="T95"><text:tab/>✓ Ils ont été aidés par une avocate remarquable.</text:span></text:p>
      <text:p text:style-name="P24"/>
      <text:p text:style-name="P22"><text:span text:style-name="T59"><text:tab/>✓ Elles estiment Alice suffisamment compétentes.</text:span></text:p>
      <text:p text:style-name="P14"><text:span text:style-name="T59"><text:tab/></text:span></text:p>
      <text:p text:style-name="P26">Rappel : les propositions</text:p>
      <text:p text:style-name="P21"><text:tab/>* proposition : au moins un groupe verbal, souvent un groupe sujet, parfois <text:span text:style-name="T159">un(des)</text:span> complément<text:span text:style-name="T159">(s)</text:span> de phrase</text:p>
      <text:p text:style-name="P21"><text:tab/>* pour relier 2 propositions : juxtaposition, coordination, subordination</text:p>
      <text:p text:style-name="P21"><text:tab/>* <text:span text:style-name="T1">phrase averbale, phrase simple, phrase complexe</text:span></text:p>
      <text:p text:style-name="P21"/>
      <text:p text:style-name="P21"><text:span text:style-name="T57"><text:tab/>✓</text:span><text:span text:style-name="T59"> </text:span><text:span text:style-name="T66">Tu es </text:span><text:span text:style-name="T64">d</text:span><text:span text:style-name="T65">ans l’ombre</text:span><text:span text:style-name="T64"> </text:span><text:span text:style-name="T66">et je te vois mal </text:span><text:span text:style-name="T64">; </text:span><text:span text:style-name="T67">approche-toi</text:span><text:span text:style-name="T64"> </text:span><text:span text:style-name="T68">pour </text:span><text:span text:style-name="T64">que je te voie mieux !</text:span></text:p>
      <text:p text:style-name="P56"/>
      <text:p text:style-name="P36"><text:span text:style-name="T42">[</text:span><text:span text:style-name="T84">N</text:span><text:span text:style-name="T42">] </text:span><text:span text:style-name="T36">p</text:span><text:span text:style-name="T38">rop</text:span><text:span text:style-name="T39">osition</text:span><text:span text:style-name="T36"> s</text:span><text:span text:style-name="T38">ubordonnée</text:span><text:span text:style-name="T36"> complétive </text:span><text:span text:style-name="T37">conjonctive</text:span></text:p>
      <text:p text:style-name="P40"><text:span text:style-name="T4"><text:tab/></text:span><text:span text:style-name="T160">■</text:span><text:span text:style-name="T161"> </text:span><text:span text:style-name="T4">elle complète un verbe, est introduite par « que »</text:span></text:p>
      <text:p text:style-name="P36"><text:tab/><text:span text:style-name="T69">■■</text:span><text:span text:style-name="T70"> </text:span>introduite par la conjonction de subordination « que » ; ce mot est sans fonction</text:p>
      <text:p text:style-name="P36"><text:tab/><text:span text:style-name="T41">[</text:span><text:span text:style-name="T84">F</text:span><text:span text:style-name="T41">]</text:span><text:span text:style-name="T40"> </text:span><text:span text:style-name="T45">la proposition complétive a une fonction par rapport au verbe de la proposition <text:tab/>principale, souvent </text:span><text:span text:style-name="T80">COD</text:span><text:span text:style-name="T45"> mais aussi, entre autres, </text:span><text:span text:style-name="T80">sujet</text:span><text:span text:style-name="T88"> </text:span><text:span text:style-name="T89">ou </text:span><text:span text:style-name="T80">COI.</text:span></text:p>
      <text:p text:style-name="P36"/>
      <text:p text:style-name="P52"><text:span text:style-name="T54"><text:tab/><text:tab/></text:span>✓<text:span text:style-name="T61"> Je crois </text:span><text:span text:style-name="T18">qu’il va faire beau</text:span><text:span text:style-name="T61">.</text:span></text:p>
      <text:p text:style-name="P52"><text:span text:style-name="T61"/></text:p>
      <text:p text:style-name="P52"><text:span text:style-name="T54"><text:tab/><text:tab/></text:span>✓<text:span text:style-name="T60"> </text:span><text:span text:style-name="T17">Qu’elle n’ait pas compris</text:span><text:span text:style-name="T60"> me surprend.</text:span></text:p>
      <text:p text:style-name="P40"/>
      <text:p text:style-name="P44"><text:span text:style-name="T158">[</text:span><text:span text:style-name="T78">N</text:span><text:span text:style-name="T158">] </text:span>proposition subordonnée complétive <text:span text:style-name="T4">interrogative totale</text:span></text:p>
      <text:p text:style-name="P40"><text:span text:style-name="T4"><text:tab/></text:span><text:span text:style-name="T160">■</text:span><text:span text:style-name="T161"> </text:span><text:span text:style-name="T4">elle complète un verbe, est introduite par « si », on peut y répondre par « oui » ou « non »</text:span></text:p>
      <text:p text:style-name="P36"><text:tab/><text:span text:style-name="T69">■■</text:span><text:span text:style-name="T70"> </text:span>introduite par la conjonction de subordination « <text:span text:style-name="T4">si</text:span> » ; ce mot est sans fonction</text:p>
      <text:p text:style-name="P36"><text:tab/><text:span text:style-name="T41">[</text:span><text:span text:style-name="T84">F</text:span><text:span text:style-name="T41">]</text:span><text:span text:style-name="T40"> </text:span><text:span text:style-name="T35">la proposition complétive a une fonction par rapport au verbe de la proposition </text:span></text:p>
      <text:p text:style-name="P36"><text:span text:style-name="T35"><text:tab/>principale, le plus souvent </text:span><text:span text:style-name="T81">COD</text:span><text:span text:style-name="T35">.</text:span></text:p>
      <text:p text:style-name="P36"/>
      <text:p text:style-name="P52"><text:span text:style-name="T1"><text:tab/><text:tab/></text:span>✓<text:span text:style-name="T6"> Je me demande </text:span><text:span text:style-name="T11">s’il va faire beau</text:span><text:span text:style-name="T6">.</text:span></text:p>
      <text:p text:style-name="P52"/>
      <text:p text:style-name="P52"><text:span text:style-name="T1"><text:tab/><text:tab/></text:span>✓<text:span text:style-name="T6"> Il ne sait pas trop </text:span><text:span text:style-name="T11">si j’ai réussi</text:span><text:span text:style-name="T6">.</text:span></text:p>
      <text:p text:style-name="P36"/>
      <text:p text:style-name="P44"><text:span text:style-name="T158">[</text:span><text:span text:style-name="T78">N</text:span><text:span text:style-name="T158">] </text:span>proposition subordonnée circonstancielle</text:p>
      <text:p text:style-name="P36"><text:tab/><text:span text:style-name="T69">■</text:span><text:span text:style-name="T70"> </text:span>introduite par une conjonction de subordination ; ce mot est sans fonction <text:span text:style-name="T5">mais précise</text:span></text:p>
      <text:p text:style-name="P36"><text:tab/><text:span text:style-name="T44">la nature de la subordonnée (de temps, de cause, de conséquence, de but, d’hypothèse, </text:span></text:p>
      <text:p text:style-name="P36"><text:span text:style-name="T44"><text:tab/>de concession, de comparaison)</text:span></text:p>
      <text:p text:style-name="P36"><text:span text:style-name="T40"><text:tab/></text:span><text:span text:style-name="T41">[</text:span><text:span text:style-name="T84">F</text:span><text:span text:style-name="T41">]</text:span><text:span text:style-name="T40"> </text:span><text:span text:style-name="T86">complément circonstanciel</text:span></text:p>
      <text:p text:style-name="P36"><text:soft-page-break/><text:span text:style-name="T55"/></text:p>
      <text:p text:style-name="P52"><text:span text:style-name="T7"><text:tab/><text:tab/></text:span>✓<text:span text:style-name="T7"> Je sortirai </text:span><text:span text:style-name="T10">quand tu auras fini</text:span><text:span text:style-name="T7">.</text:span></text:p>
      <text:p text:style-name="P52"/>
      <text:p text:style-name="P52"><text:span text:style-name="T1"><text:tab/><text:tab/></text:span>✓<text:span text:style-name="T44"> </text:span><text:span text:style-name="T13">Si vous venez</text:span><text:span text:style-name="T44"> nous irons à la plage.</text:span></text:p>
      <text:p text:style-name="P52"/>
      <text:p text:style-name="P52"><text:span text:style-name="T1"><text:tab/><text:tab/></text:span>✓<text:span text:style-name="T44"> Je viendrai demain </text:span><text:span text:style-name="T13">bien que la maison ne soit pas vide</text:span><text:span text:style-name="T25">.</text:span></text:p>
      <text:p text:style-name="P52"><text:span text:style-name="T25"/></text:p>
      <text:p text:style-name="P52"><text:span text:style-name="T28"><text:tab/><text:tab/></text:span><text:span text:style-name="T25">✓ </text:span><text:span text:style-name="T19">Si tu venais</text:span><text:span text:style-name="T29"> je pourrais passer un bon voyage.</text:span></text:p>
      <text:p text:style-name="P52"><text:span text:style-name="T25"/></text:p>
      <text:p text:style-name="P52"><text:span text:style-name="T25"><text:tab/><text:tab/>✓ L’été a été très sec </text:span><text:span text:style-name="T13">si bien que la rivière est vide</text:span><text:span text:style-name="T25">.</text:span></text:p>
      <text:p text:style-name="P36"/>
      <text:p text:style-name="P44"><text:span text:style-name="T158">[</text:span><text:span text:style-name="T78">N</text:span><text:span text:style-name="T158">] </text:span>proposition subordonnée relative</text:p>
      <text:p text:style-name="P36"><text:tab/><text:span text:style-name="T69">■</text:span><text:span text:style-name="T70"> </text:span>introduite par un pronom relatif ; <text:span text:style-name="T41">[</text:span><text:span text:style-name="T84">F</text:span><text:span text:style-name="T41">] </text:span><text:span text:style-name="T2">ce pronom a une fonction dans la relative</text:span></text:p>
      <text:p text:style-name="P36"><text:tab/><text:span text:style-name="T41">[</text:span><text:span text:style-name="T84">F</text:span><text:span text:style-name="T41">]</text:span><text:span text:style-name="T40"> </text:span><text:span text:style-name="T45">La relative peut avoir pour fonction </text:span><text:span text:style-name="T80">épithète</text:span><text:span text:style-name="T45"> ou </text:span><text:span text:style-name="T80">apposée</text:span><text:span text:style-name="T45">.</text:span></text:p>
      <text:p text:style-name="P36"><text:tab/><text:tab/><text:span text:style-name="T82">épithète</text:span><text:span text:style-name="T73"> si pas de virgules, </text:span><text:span text:style-name="T82">apposée</text:span><text:span text:style-name="T73"> si virgules</text:span></text:p>
      <text:p text:style-name="P36"/>
      <text:p text:style-name="P52"><text:span text:style-name="T1"><text:tab/><text:tab/></text:span>✓<text:span text:style-name="T8"> L’homme </text:span><text:span text:style-name="T9">que tu as vu</text:span><text:span text:style-name="T8"> est un ami.</text:span></text:p>
      <text:p text:style-name="P52"/>
      <text:p text:style-name="P52"><text:span text:style-name="T1"><text:tab/><text:tab/></text:span>✓<text:span text:style-name="T73"> Les élèves, </text:span><text:span text:style-name="T14">qui avaient bien révisé</text:span><text:span text:style-name="T73">, ont obtenu d’excellentes notes.</text:span></text:p>
      <text:p text:style-name="P52"/>
      <text:p text:style-name="P52"><text:span text:style-name="T1"><text:tab/><text:tab/></text:span>✓<text:span text:style-name="T73"> Les élèves </text:span><text:span text:style-name="T14">qui avaient bien révisé</text:span><text:span text:style-name="T73"> ont obtenu d’excellentes notes.</text:span></text:p>
      <text:p text:style-name="P36"/>
      <text:p text:style-name="P44"><text:span text:style-name="T158">[</text:span><text:span text:style-name="T78">N</text:span><text:span text:style-name="T158">] </text:span>proposition subordonnée infinitive</text:p>
      <text:p text:style-name="P52"><text:span text:style-name="T43"><text:tab/></text:span><text:span text:style-name="T69">■</text:span><text:span text:style-name="T70"> </text:span><text:span text:style-name="T71">contient un verbe au mode infinitif ; </text:span><text:span text:style-name="T75">son sujet n’est pas celui de la principale</text:span></text:p>
      <text:p text:style-name="P8"><text:span text:style-name="T149"><text:tab/></text:span><text:span text:style-name="T152">[</text:span><text:span text:style-name="T154">F</text:span><text:span text:style-name="T152">]</text:span><text:span text:style-name="T153"> </text:span><text:span text:style-name="T155">COD </text:span><text:span text:style-name="T156">du verbe de la principale</text:span></text:p>
      <text:p text:style-name="P36"><text:span text:style-name="T143"/></text:p>
      <text:p text:style-name="P52"><text:span text:style-name="T1"><text:tab/></text:span>✓<text:span text:style-name="T23"> J’entends </text:span><text:span text:style-name="T12">l’oiseau chanter</text:span><text:span text:style-name="T24">.</text:span></text:p>
      <text:p text:style-name="P52"><text:span text:style-name="T24"/></text:p>
      <text:p text:style-name="P52"><text:span text:style-name="T28"><text:tab/></text:span><text:span text:style-name="T24">✓ </text:span><text:span text:style-name="T30">Je crois voir </text:span><text:span text:style-name="T20">mon ami me sourire</text:span><text:span text:style-name="T30">.</text:span></text:p>
      <text:p text:style-name="P52"><text:span text:style-name="T30"/></text:p>
      <text:p text:style-name="P52"><text:span text:style-name="T150"><text:tab/></text:span><text:span text:style-name="T33">✘</text:span><text:span text:style-name="T151"> </text:span><text:span text:style-name="T150">J’aimerais </text:span><text:span text:style-name="T157">partir en vacances</text:span><text:span text:style-name="T150">.</text:span></text:p>
      <text:p text:style-name="P36"><text:span text:style-name="T24"/></text:p>
      <text:p text:style-name="P44"><text:span text:style-name="T158">[</text:span><text:span text:style-name="T78">N</text:span><text:span text:style-name="T158">] </text:span>proposition subordonnée participiale</text:p>
      <text:p text:style-name="P44"><text:tab/><text:span text:style-name="T69">■</text:span><text:span text:style-name="T70"> </text:span><text:span text:style-name="T71">contient un verbe au mode participe ; </text:span><text:span text:style-name="T75">son sujet n’est pas celui de la principale</text:span></text:p>
      <text:p text:style-name="P36"><text:span text:style-name="T40"><text:tab/></text:span><text:span text:style-name="T41">[</text:span><text:span text:style-name="T84">F</text:span><text:span text:style-name="T41">]</text:span><text:span text:style-name="T40"> </text:span><text:span text:style-name="T86">complément circonstanciel</text:span></text:p>
      <text:p text:style-name="P36"><text:span text:style-name="T55"/></text:p>
      <text:p text:style-name="P52"><text:span text:style-name="T1"><text:tab/></text:span>✓<text:span text:style-name="T23"> </text:span><text:span text:style-name="T15">Le temps s’améliorant</text:span><text:span text:style-name="T26">, ils décidèrent de sortir.</text:span></text:p>
      <text:p text:style-name="P52"><text:span text:style-name="T26"/></text:p>
      <text:p text:style-name="P52"><text:span text:style-name="T28"><text:tab/></text:span><text:span text:style-name="T26">✓</text:span><text:span text:style-name="T24"> </text:span><text:span text:style-name="T15">Le temps s</text:span><text:span text:style-name="T21">’étant </text:span><text:span text:style-name="T15">amélior</text:span><text:span text:style-name="T21">é</text:span><text:span text:style-name="T26">, ils </text:span><text:span text:style-name="T31">ont </text:span><text:span text:style-name="T26">décid</text:span><text:span text:style-name="T31">é</text:span><text:span text:style-name="T26">de sortir.</text:span></text:p>
      <text:p text:style-name="P52"><text:span text:style-name="T26"/></text:p>
      <text:p text:style-name="P52"><text:span text:style-name="T28"><text:tab/></text:span><text:span text:style-name="T33">✘</text:span><text:span text:style-name="T24"> </text:span><text:span text:style-name="T21">Epuisée par l’effort</text:span><text:span text:style-name="T31">, elle sort de l’eau.</text:span></text:p>
      <text:p text:style-name="P36"/>
      <text:p text:style-name="P44"><text:span text:style-name="T158">[</text:span><text:span text:style-name="T78">N</text:span><text:span text:style-name="T158">] </text:span>proposition subordonnée interrogative <text:span text:style-name="T3">partielle</text:span></text:p>
      <text:p text:style-name="P2"><text:tab/><text:span text:style-name="T69">■</text:span><text:span text:style-name="T70"> </text:span><text:span text:style-name="T72">complète un verbe en posant une question a laquelle on ne peut répondre par </text:span></text:p>
      <text:p text:style-name="P2"><text:span text:style-name="T72"><text:tab/>« oui » ou par « non ».</text:span></text:p>
      <text:p text:style-name="P36"><text:span text:style-name="T40"><text:tab/></text:span><text:span text:style-name="T41">[</text:span><text:span text:style-name="T84">F</text:span><text:span text:style-name="T41">]</text:span><text:span text:style-name="T40"> </text:span><text:span text:style-name="T87">sujet</text:span><text:span text:style-name="T56"> ou </text:span><text:span text:style-name="T87">COD</text:span><text:span text:style-name="T147"> </text:span><text:span text:style-name="T148">du verbe de la principale</text:span></text:p>
      <text:p text:style-name="P36"><text:span text:style-name="T56"/></text:p>
      <text:p text:style-name="P52"><text:span text:style-name="T1"><text:tab/></text:span>✓<text:span text:style-name="T23"> Je me demande </text:span><text:span text:style-name="T12">qui chante</text:span><text:span text:style-name="T23">.</text:span></text:p>
      <text:p text:style-name="P52"/>
      <text:p text:style-name="P52"><text:span text:style-name="T1"><text:tab/></text:span>✓<text:span text:style-name="T76"> J’aimerais savoir </text:span><text:span text:style-name="T16">quand tu viendras</text:span><text:span text:style-name="T27">.</text:span></text:p>
      <text:p text:style-name="P52"><text:span text:style-name="T27"/></text:p>
      <text:p text:style-name="P9"><text:span text:style-name="T96"><text:tab/></text:span><text:span text:style-name="T162">✘</text:span><text:span text:style-name="T163"> </text:span><text:span text:style-name="T164">Je me demande </text:span><text:span text:style-name="T165">s’il viendra dema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3T13:04:43.317946789</meta:creation-date>
    <dc:date>2021-02-13T17:59:50.136006297</dc:date>
    <meta:editing-duration>PT1H56M43S</meta:editing-duration>
    <meta:editing-cycles>77</meta:editing-cycles>
    <meta:generator>LibreOffice/6.0.7.3$Linux_X86_64 LibreOffice_project/00m0$Build-3</meta:generator>
    <meta:document-statistic meta:table-count="0" meta:image-count="0" meta:object-count="0" meta:page-count="4" meta:paragraph-count="140" meta:word-count="1280" meta:character-count="7586" meta:non-whitespace-character-count="6282"/>
  </office:meta>
</office:document-meta>
</file>